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41D000001DBDD56226970007A4F.png" manifest:media-type="image/png"/>
  <manifest:file-entry manifest:full-path="Pictures/10001A070000819B00003A65B4E95F85BABC18C4.svg" manifest:media-type="image/svg+xml"/>
  <manifest:file-entry manifest:full-path="Pictures/100048B800001B6E00000B7822A3FAAEBE51E006.wmf" manifest:media-type="image/x-wmf"/>
  <manifest:file-entry manifest:full-path="Pictures/10000000000007D00000060AA375D3AC77E910BC.jpg" manifest:media-type="image/jpeg"/>
  <manifest:file-entry manifest:full-path="Pictures/10000001000001B9000001219F9F77CFE0FDB8A0.png" manifest:media-type="image/png"/>
  <manifest:file-entry manifest:full-path="Pictures/10000001000001090000006FB14B4B94E18B2B76.png" manifest:media-type="image/png"/>
  <manifest:file-entry manifest:full-path="Pictures/1000000000000008000000089442829B9654ACBA.png" manifest:media-type="image/png"/>
  <manifest:file-entry manifest:full-path="Pictures/1000000000000008000000089455068C8912389A.png" manifest:media-type="image/png"/>
  <manifest:file-entry manifest:full-path="Pictures/10000000000000080000000820A1E16DA75ED1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family-generic="roma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Arial" style:font-family-generic="swiss" style:font-pitch="variable"/>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iberation Serif4" svg:font-family="'Liberation Serif'" style:font-pitch="variable"/>
    <style:font-face style:name="Liberation Serif5" svg:font-family="'Liberation Serif'" style:font-family-generic="roman"/>
    <style:font-face style:name="Liberation Serif6" svg:font-family="'Liberation Serif'" style:font-adornments="Regular" style:font-family-generic="roman"/>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0e6ff"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textarea-horizontal-align="justify" draw:textarea-vertical-align="middle" draw:auto-grow-height="false" fo:min-height="0.646cm" fo:min-width="0.675cm"/>
    </style:style>
    <style:style style:name="gr5" style:family="graphic" style:parent-style-name="objectwithoutfill">
      <style:graphic-properties draw:fill="none" draw:textarea-vertical-align="middle"/>
    </style:style>
    <style:style style:name="gr6" style:family="graphic" style:parent-style-name="standard">
      <style:graphic-properties draw:fill="none" draw:textarea-horizontal-align="justify" draw:textarea-vertical-align="middle" draw:auto-grow-height="false" fo:min-height="0.708cm" fo:min-width="4.214cm" fo:wrap-option="wrap"/>
      <style:paragraph-properties style:writing-mode="lr-tb"/>
    </style:style>
    <style:style style:name="gr7" style:family="graphic" style:parent-style-name="standard">
      <style:graphic-properties svg:stroke-color="#000000" draw:marker-start="Arrowheads_20_2" draw:marker-start-width="0.3cm" draw:marker-end="Arrowheads_20_3" draw:marker-end-width="0.3cm" draw:textarea-vertical-align="middle"/>
    </style:style>
    <style:style style:name="gr8" style:family="graphic" style:parent-style-name="standard">
      <style:graphic-properties draw:fill="none" draw:textarea-horizontal-align="justify" draw:textarea-vertical-align="middle" draw:auto-grow-height="false" fo:min-height="0.708cm" fo:min-width="6.606cm" fo:wrap-option="wrap"/>
      <style:paragraph-properties style:writing-mode="lr-tb"/>
    </style:style>
    <style:style style:name="gr9" style:family="graphic" style:parent-style-name="standard">
      <style:graphic-properties draw:stroke="dash" draw:stroke-dash="Double_20_Dash" svg:stroke-color="#000000" draw:marker-start="Arrowheads_20_2" draw:marker-start-width="0.3cm" draw:marker-end="Arrowheads_20_3" draw:marker-end-width="0.3cm" svg:stroke-linecap="butt" draw:textarea-vertical-align="middle"/>
    </style:style>
    <style:style style:name="gr10" style:family="graphic" style:parent-style-name="standard">
      <style:graphic-properties draw:fill="none" draw:textarea-horizontal-align="justify" draw:textarea-vertical-align="middle" draw:auto-grow-height="false" fo:min-height="0.708cm" fo:min-width="4.414cm" fo:wrap-option="wrap"/>
      <style:paragraph-properties style:writing-mode="lr-tb"/>
    </style:style>
    <style:style style:name="gr11" style:family="graphic" style:parent-style-name="standard">
      <style:graphic-properties draw:fill="none" draw:textarea-horizontal-align="justify" draw:textarea-vertical-align="middle" draw:auto-grow-height="false" fo:min-height="0.708cm" fo:min-width="5.717cm" fo:wrap-option="wrap"/>
      <style:paragraph-properties style:writing-mode="lr-tb"/>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354cm" fo:min-width="3.746cm"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393cm" fo:min-width="2.669cm" fo:padding-top="0.151cm" fo:padding-bottom="0.151cm" fo:padding-left="0.276cm" fo:padding-right="0.276cm"/>
    </style:style>
    <style:style style:name="gr1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393cm" fo:min-width="2.67cm" fo:padding-top="0.151cm" fo:padding-bottom="0.151cm" fo:padding-left="0.276cm" fo:padding-right="0.276cm"/>
    </style:style>
    <style:style style:name="gr15" style:family="graphic" style:parent-style-name="standard">
      <style:graphic-properties svg:stroke-color="#000000" draw:fill-color="#ffffff" draw:opacity="0%" draw:textarea-horizontal-align="justify" draw:textarea-vertical-align="middle" draw:auto-grow-height="false" fo:min-height="4.726cm" fo:min-width="16.557cm"/>
    </style:style>
    <style:style style:name="gr16" style:family="graphic" style:parent-style-name="objectwithoutfill">
      <style:graphic-properties svg:stroke-color="#000000" draw:marker-end="Стили_20_стрелок_20_1" draw:marker-end-width="0.3cm" draw:fill="none" draw:textarea-vertical-align="middle"/>
    </style:style>
    <style:style style:name="gr17"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18" style:family="graphic" style:parent-style-name="standard">
      <style:graphic-properties svg:stroke-width="0.053cm" svg:stroke-color="#000000" draw:marker-start-width="0.279cm" draw:marker-end-width="0.279cm" draw:fill-color="#e6e6ef" draw:textarea-horizontal-align="justify" draw:textarea-vertical-align="middle" draw:auto-grow-height="false" fo:min-height="2.393cm" fo:min-width="2.669cm" fo:padding-top="0.151cm" fo:padding-bottom="0.151cm" fo:padding-left="0.276cm" fo:padding-right="0.276cm"/>
    </style:style>
    <style:style style:name="gr19" style:family="graphic" style:parent-style-name="standard">
      <style:graphic-properties svg:stroke-width="0.053cm" svg:stroke-color="#000000" draw:marker-start-width="0.279cm" draw:marker-end-width="0.279cm" draw:fill-color="#e6e6ef" draw:textarea-horizontal-align="justify" draw:textarea-vertical-align="middle" draw:auto-grow-height="false" fo:min-height="1.031cm" fo:min-width="1.333cm" fo:padding-top="0.151cm" fo:padding-bottom="0.151cm" fo:padding-left="0.276cm" fo:padding-right="0.276cm"/>
    </style:style>
    <style:style style:name="gr2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625cm" fo:min-width="0.675cm" fo:padding-top="0.151cm" fo:padding-bottom="0.151cm" fo:padding-left="0.276cm" fo:padding-right="0.276cm"/>
    </style:style>
    <style:style style:name="gr21" style:family="graphic" style:parent-style-name="standard">
      <style:graphic-properties draw:fill-color="#302709" draw:textarea-horizontal-align="justify" draw:textarea-vertical-align="middle" draw:auto-grow-height="false" fo:min-height="0cm" fo:min-width="0cm"/>
    </style:style>
    <style:style style:name="gr22" style:family="graphic" style:parent-style-name="standard">
      <style:graphic-properties svg:stroke-width="0.053cm" svg:stroke-color="#000000" draw:marker-start-width="0.279cm" draw:marker-end-width="0.279cm" draw:fill-color="#e6e6ef" draw:textarea-horizontal-align="justify" draw:textarea-vertical-align="middle" draw:auto-grow-height="false" fo:min-height="0.948cm" fo:min-width="2.669cm" fo:padding-top="0.151cm" fo:padding-bottom="0.151cm" fo:padding-left="0.276cm" fo:padding-right="0.276cm"/>
    </style:style>
    <style:style style:name="gr2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48cm" fo:min-width="2.67cm" fo:padding-top="0.151cm" fo:padding-bottom="0.151cm" fo:padding-left="0.276cm" fo:padding-right="0.276cm"/>
    </style:style>
    <style:style style:name="gr24" style:family="graphic" style:parent-style-name="standard">
      <style:graphic-properties svg:stroke-width="0.053cm" svg:stroke-color="#000000" draw:marker-start-width="0.279cm" draw:marker-end-width="0.279cm" draw:fill-color="#fff5ce" draw:textarea-horizontal-align="justify" draw:textarea-vertical-align="middle" draw:auto-grow-height="false" fo:min-height="0.032cm" fo:min-width="0cm" fo:padding-top="0.151cm" fo:padding-bottom="0.151cm" fo:padding-left="0.276cm" fo:padding-right="0.276cm"/>
    </style:style>
    <style:style style:name="gr2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1cm" fo:min-width="1.333cm" fo:padding-top="0.151cm" fo:padding-bottom="0.151cm" fo:padding-left="0.276cm" fo:padding-right="0.276cm"/>
    </style:style>
    <style:style style:name="gr26" style:family="graphic" style:parent-style-name="objectwithoutfill">
      <style:graphic-properties draw:marker-end="Стили_20_стрелок_20_6" draw:marker-end-width="0.3cm" draw:fill="none" draw:textarea-vertical-align="middle"/>
    </style:style>
    <style:style style:name="gr27" style:family="graphic" style:parent-style-name="standard">
      <style:graphic-properties svg:stroke-color="#000000" draw:fill-color="#ffffff" draw:textarea-horizontal-align="justify" draw:textarea-vertical-align="middle" draw:auto-grow-height="false" fo:min-height="1.567cm" fo:min-width="2.565cm"/>
    </style:style>
    <style:style style:name="gr28" style:family="graphic" style:parent-style-name="objectwithoutfill">
      <style:graphic-properties draw:stroke="dash" draw:stroke-dash="Double_20_Dash_20__28_Rounded_29_" draw:marker-end="Стили_20_стрелок_20_7" draw:marker-end-width="0.3cm" svg:stroke-linecap="round" draw:fill="none" draw:textarea-vertical-align="middle"/>
    </style:style>
    <style:style style:name="gr29" style:family="graphic" style:parent-style-name="objectwithoutfill">
      <style:graphic-properties draw:stroke="dash" draw:stroke-dash="Double_20_Dash_20__28_Rounded_29_" draw:marker-end="Стили_20_стрелок_20_8" draw:marker-end-width="0.3cm" svg:stroke-linecap="round" draw:fill="none" draw:textarea-vertical-align="middle"/>
    </style:style>
    <style:style style:name="gr30" style:family="graphic" style:parent-style-name="standard">
      <style:graphic-properties svg:stroke-color="#000000" draw:fill-color="#ffffff" draw:opacity="0%" draw:textarea-horizontal-align="justify" draw:textarea-vertical-align="middle" draw:auto-grow-height="false" fo:min-height="4.726cm" fo:min-width="6.31cm"/>
    </style:style>
    <style:style style:name="gr31" style:family="graphic" style:parent-style-name="objectwithoutfill">
      <style:graphic-properties draw:marker-end="Стили_20_стрелок_20_9" draw:marker-end-width="0.3cm" draw:fill="none"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415cm" fo:min-width="3.157cm" fo:padding-top="0.151cm" fo:padding-bottom="0.151cm" fo:padding-left="0.276cm" fo:padding-right="0.276cm"/>
      <style:paragraph-properties style:writing-mode="lr-tb"/>
    </style:style>
    <style:style style:name="gr3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02cm" fo:min-width="3.174cm" fo:padding-top="0.142cm" fo:padding-bottom="0.142cm" fo:padding-left="0.267cm" fo:padding-right="0.267cm"/>
      <style:paragraph-properties style:writing-mode="lr-tb"/>
    </style:style>
    <style:style style:name="gr3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159cm" fo:min-width="2.67cm" fo:padding-top="0.151cm" fo:padding-bottom="0.151cm" fo:padding-left="0.276cm" fo:padding-right="0.276cm"/>
    </style:style>
    <style:style style:name="gr3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483cm" fo:min-width="1.83cm" fo:padding-top="0.151cm" fo:padding-bottom="0.151cm" fo:padding-left="0.276cm" fo:padding-right="0.276cm"/>
    </style:style>
    <style:style style:name="gr37" style:family="graphic" style:parent-style-name="standard">
      <style:graphic-properties svg:stroke-color="#000000" draw:fill-color="#b4c7dc" draw:textarea-horizontal-align="justify" draw:textarea-vertical-align="middle" draw:auto-grow-height="false" fo:min-height="0.614cm" fo:min-width="0.726cm"/>
    </style:style>
    <style:style style:name="gr38" style:family="graphic" style:parent-style-name="standard">
      <style:graphic-properties draw:fill-color="#ffd7d7" draw:textarea-horizontal-align="justify" draw:textarea-vertical-align="middle" draw:auto-grow-height="false" fo:min-height="0.737cm" fo:min-width="0.921cm"/>
    </style:style>
    <style:style style:name="gr39" style:family="graphic" style:parent-style-name="standard">
      <style:graphic-properties draw:textarea-horizontal-align="justify" draw:textarea-vertical-align="middle" draw:auto-grow-height="false" fo:min-height="0.09cm" fo:min-width="0cm"/>
    </style:style>
    <style:style style:name="gr40" style:family="graphic" style:parent-style-name="standard">
      <style:graphic-properties svg:stroke-width="0.053cm" svg:stroke-color="#000000" draw:marker-start-width="0.279cm" draw:marker-end-width="0.279cm" draw:fill-color="#e6e6ef" draw:textarea-horizontal-align="justify" draw:textarea-vertical-align="middle" draw:auto-grow-height="false" fo:min-height="2.158cm" fo:min-width="2.669cm" fo:padding-top="0.151cm" fo:padding-bottom="0.151cm" fo:padding-left="0.276cm" fo:padding-right="0.276cm"/>
    </style:style>
    <style:style style:name="gr41" style:family="graphic" style:parent-style-name="standard">
      <style:graphic-properties svg:stroke-color="#000000" draw:fill-color="#fff5ce" draw:textarea-horizontal-align="justify" draw:textarea-vertical-align="middle" draw:auto-grow-height="false" fo:min-height="0.651cm" fo:min-width="3.661cm" fo:wrap-option="wrap"/>
      <style:paragraph-properties style:writing-mode="lr-tb"/>
    </style:style>
    <style:style style:name="gr42" style:family="graphic" style:parent-style-name="standard">
      <style:graphic-properties svg:stroke-width="0.053cm" svg:stroke-color="#000000" draw:marker-start-width="0.279cm" draw:marker-end-width="0.279cm" draw:fill="bitmap" draw:fill-color="#fff5ce" draw:fill-image-name="_35__20_Percent" draw:textarea-horizontal-align="justify" draw:textarea-vertical-align="middle" draw:auto-grow-height="false" fo:min-height="1.031cm" fo:min-width="1.333cm" fo:padding-top="0.151cm" fo:padding-bottom="0.151cm" fo:padding-left="0.276cm" fo:padding-right="0.276cm"/>
    </style:style>
    <style:style style:name="gr43" style:family="graphic" style:parent-style-name="objectwithoutfill">
      <style:graphic-properties draw:marker-end="Стили_20_стрелок_20_10" draw:marker-end-width="0.3cm" draw:fill="none" draw:textarea-vertical-align="middle"/>
    </style:style>
    <style:style style:name="gr44" style:family="graphic" style:parent-style-name="objectwithoutfill">
      <style:graphic-properties svg:stroke-width="0.212cm" svg:stroke-color="#ff0000" draw:marker-start-width="0.518cm" draw:marker-end-width="0.518cm" draw:fill="none" draw:textarea-vertical-align="middle" fo:padding-top="0.231cm" fo:padding-bottom="0.231cm" fo:padding-left="0.356cm" fo:padding-right="0.356cm"/>
    </style:style>
    <style:style style:name="pr1" style:family="presentation" style:parent-style-name="master1_5f_-title">
      <style:graphic-properties fo:min-height="3.00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_5f_-title">
      <style:graphic-properties fo:min-height="1.741cm"/>
      <style:paragraph-properties style:writing-mode="lr-tb"/>
    </style:style>
    <style:style style:name="pr4" style:family="presentation" style:parent-style-name="master_5f_-outline1">
      <style:graphic-properties/>
      <style:paragraph-properties style:writing-mode="lr-tb"/>
    </style:style>
    <style:style style:name="pr5" style:family="presentation" style:parent-style-name="master_5f_-notes">
      <style:graphic-properties draw:fill-color="#ffffff" fo:min-height="14.986cm"/>
      <style:paragraph-properties style:writing-mode="lr-tb"/>
    </style:style>
    <style:style style:name="pr6" style:family="presentation" style:parent-style-name="template21-title">
      <style:graphic-properties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master_5f_-title">
      <style:graphic-properties fo:min-height="1.737cm"/>
      <style:paragraph-properties style:writing-mode="lr-tb"/>
    </style:style>
    <style:style style:name="pr10" style:family="presentation" style:parent-style-name="master_5f_-outline1">
      <style:graphic-properties fo:min-height="14.15cm"/>
      <style:paragraph-properties style:writing-mode="lr-tb"/>
    </style:style>
    <style:style style:name="pr11" style:family="presentation" style:parent-style-name="master_5f_-notes">
      <style:graphic-properties draw:fill-color="#ffffff" fo:min-height="13.364cm"/>
      <style:paragraph-properties style:writing-mode="lr-tb"/>
    </style:style>
    <style:style style:name="pr12" style:family="presentation" style:parent-style-name="master_5f_-title">
      <style:graphic-properties draw:auto-grow-height="true" fo:min-height="1.56cm"/>
      <style:paragraph-properties style:writing-mode="lr-tb"/>
    </style:style>
    <style:style style:name="pr13" style:family="presentation" style:parent-style-name="master_5f_-outline1">
      <style:graphic-properties fo:min-height="6.618cm"/>
      <style:paragraph-properties style:writing-mode="lr-tb"/>
    </style:style>
    <style:style style:name="pr14" style:family="presentation" style:parent-style-name="master_5f_-title">
      <style:graphic-properties fo:min-height="1.682cm"/>
      <style:paragraph-properties style:writing-mode="lr-tb"/>
    </style:style>
    <style:style style:name="pr15" style:family="presentation" style:parent-style-name="template21-title">
      <style:graphic-properties draw:auto-grow-height="true" fo:min-height="1.737cm"/>
      <style:paragraph-properties style:writing-mode="lr-tb"/>
    </style:style>
    <style:style style:name="pr16" style:family="presentation" style:parent-style-name="master_5f__5f_-title">
      <style:graphic-properties fo:min-height="1.741cm"/>
      <style:paragraph-properties style:writing-mode="lr-tb"/>
    </style:style>
    <style:style style:name="pr17" style:family="presentation" style:parent-style-name="master_5f__5f_-outline1">
      <style:graphic-properties fo:min-height="14.15cm"/>
      <style:paragraph-properties style:writing-mode="lr-tb"/>
    </style:style>
    <style:style style:name="pr18" style:family="presentation" style:parent-style-name="master_5f__5f_-notes">
      <style:graphic-properties draw:fill-color="#ffffff" fo:min-height="13.364cm"/>
      <style:paragraph-properties style:writing-mode="lr-tb"/>
    </style:style>
    <style:style style:name="pr19" style:family="presentation" style:parent-style-name="master_5f_-title">
      <style:graphic-properties draw:auto-grow-height="true" fo:min-height="1.741cm"/>
      <style:paragraph-properties style:writing-mode="lr-tb"/>
    </style:style>
    <style:style style:name="pr20" style:family="presentation" style:parent-style-name="master_5f_-outline1">
      <style:graphic-properties fo:min-height="1.857cm"/>
      <style:paragraph-properties style:writing-mode="lr-tb"/>
    </style:style>
    <style:style style:name="pr21" style:family="presentation" style:parent-style-name="master_5f_-notes">
      <style:graphic-properties draw:fill-color="#ffffff" draw:auto-grow-height="true" fo:min-height="13.364cm"/>
      <style:paragraph-properties style:writing-mode="lr-tb"/>
    </style:style>
    <style:style style:name="pr22" style:family="presentation" style:parent-style-name="master_5f_-outline1" style:list-style-name="L5">
      <style:graphic-properties/>
      <style:paragraph-properties style:writing-mode="lr-tb"/>
    </style:style>
    <style:style style:name="pr23" style:family="presentation" style:parent-style-name="master_5f_-notes">
      <style:graphic-properties draw:fill-color="#ffffff" fo:min-height="14.087cm"/>
      <style:paragraph-properties style:writing-mode="lr-tb"/>
    </style:style>
    <style:style style:name="co1" style:family="table-column">
      <style:table-column-properties style:column-width="6.4cm" style:use-optimal-column-width="false"/>
    </style:style>
    <style:style style:name="ro1" style:family="table-row">
      <style:table-row-properties style:row-height="1.178cm" style:use-optimal-row-height="false"/>
    </style:style>
    <style:style style:name="ro2" style:family="table-row">
      <style:table-row-properties style:row-height="2.038cm" style:use-optimal-row-height="false"/>
    </style:style>
    <style:style style:name="ro3" style:family="table-row">
      <style:table-row-properties style:row-height="2.897cm" style:use-optimal-row-height="false"/>
    </style:style>
    <style:style style:name="ro4" style:family="table-row">
      <style:table-row-properties style:row-height="2.041cm" style:use-optimal-row-height="false"/>
    </style:style>
    <style:style style:name="ce1" style:family="table-cell">
      <loext:graphic-properties draw:fill="none"/>
      <style:paragraph-properties fo:text-align="center" fo:border="0.03pt solid #000000"/>
      <style:text-properties style:font-name="Liberation Serif" fo:font-weight="normal" style:font-weight-asian="normal" style:font-weight-complex="normal"/>
    </style:style>
    <style:style style:name="ce2" style:family="table-cell">
      <loext:graphic-properties draw:fill="none"/>
      <style:paragraph-properties fo:border="0.03pt solid #000000"/>
    </style:style>
    <style:style style:name="ce3" style:family="table-cell">
      <loext:graphic-properties draw:fill="none"/>
      <style:paragraph-properties fo:text-align="center" fo:border="0.03pt solid #000000"/>
    </style:style>
    <style:style style:name="P1" style:family="paragraph">
      <style:paragraph-properties style:writing-mode="lr-tb"/>
      <style:text-properties fo:language="ru" fo:country="RU"/>
    </style:style>
    <style:style style:name="P2" style:family="paragraph">
      <style:paragraph-properties fo:text-align="center" style:writing-mode="lr-tb"/>
      <style:text-properties fo:color="#000033" loext:opacity="100%" fo:font-size="36pt" fo:language="ru" fo:country="RU" fo:font-weight="bold" style:font-size-asian="36pt" style:font-weight-asian="bold" style:font-size-complex="36pt" style:font-weight-complex="bold"/>
    </style:style>
    <style:style style:name="P3" style:family="paragraph">
      <loext:graphic-properties draw:fill-color="#f0e6ff" draw:opacity="100%"/>
      <style:paragraph-properties fo:text-align="center" style:writing-mode="lr-tb"/>
      <style:text-properties fo:color="#000033" loext:opacity="100%" fo:font-size="36pt" fo:language="ru" fo:country="RU" fo:font-weight="bold" style:font-size-asian="36pt" style:font-weight-asian="bold" style:font-size-complex="36pt" style:font-weight-complex="bold"/>
    </style:style>
    <style:style style:name="P4" style:family="paragraph">
      <style:paragraph-properties fo:margin-left="0cm" fo:margin-right="0cm" fo:text-indent="0cm"/>
    </style:style>
    <style:style style:name="P5" style:family="paragraph">
      <style:paragraph-properties fo:margin-left="0cm" fo:margin-right="0cm" fo:text-align="start" fo:text-indent="0cm"/>
    </style:style>
    <style:style style:name="P6" style:family="paragraph">
      <loext:graphic-properties draw:fill-color="#ffffff"/>
      <style:paragraph-properties fo:margin-left="0cm" fo:margin-right="0cm" fo:text-indent="0cm" style:writing-mode="lr-tb"/>
      <style:text-properties fo:color="#c5000b" loext:opacity="100%" fo:font-size="20pt" fo:language="ru" fo:country="RU"/>
    </style:style>
    <style:style style:name="P7" style:family="paragraph">
      <style:paragraph-properties fo:margin-left="0cm" fo:margin-right="0cm" fo:margin-top="0cm" fo:margin-bottom="0.4cm" fo:text-indent="0cm"/>
    </style:style>
    <style:style style:name="P8" style:family="paragraph">
      <style:paragraph-properties fo:margin-left="0cm" fo:margin-right="0cm" fo:margin-top="0cm" fo:margin-bottom="0.4cm" fo:text-indent="0cm" style:writing-mode="lr-tb"/>
      <style:text-properties fo:language="ru" fo:country="RU"/>
    </style:style>
    <style:style style:name="P9" style:family="paragraph">
      <loext:graphic-properties draw:fill-color="#ffffff"/>
      <style:paragraph-properties style:writing-mode="lr-tb"/>
      <style:text-properties fo:font-size="14pt" fo:language="ru" fo:country="RU" style:font-size-asian="14pt" style:font-size-complex="14pt"/>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style:paragraph-properties fo:margin-left="0cm" fo:margin-right="0cm" fo:text-indent="-0.61cm" style:writing-mode="lr-tb"/>
    </style:style>
    <style:style style:name="P13" style:family="paragraph">
      <loext:graphic-properties draw:fill-color="#ffffff"/>
      <style:paragraph-properties fo:margin-left="0cm" fo:margin-right="0cm" fo:text-indent="-0.61cm" style:writing-mode="lr-tb"/>
      <style:text-properties fo:font-size="14pt" fo:language="ru" fo:country="RU" style:font-size-asian="14pt" style:font-size-complex="14pt"/>
    </style:style>
    <style:style style:name="P14" style:family="paragraph">
      <loext:graphic-properties draw:fill="none"/>
      <style:paragraph-properties fo:text-align="center"/>
      <style:text-properties fo:language="ru" fo:country="RU"/>
    </style:style>
    <style:style style:name="P15" style:family="paragraph">
      <style:paragraph-properties fo:text-align="center"/>
      <style:text-properties fo:language="ru" fo:country="RU"/>
    </style:style>
    <style:style style:name="P16" style:family="paragraph">
      <style:paragraph-properties fo:text-align="center" style:writing-mode="lr-tb"/>
      <style:text-properties fo:language="ru" fo:country="RU"/>
    </style:style>
    <style:style style:name="P17" style:family="paragraph">
      <loext:graphic-properties draw:fill="none"/>
      <style:paragraph-properties fo:text-align="center" style:writing-mode="lr-tb"/>
      <style:text-properties fo:language="ru" fo:country="RU"/>
    </style:style>
    <style:style style:name="P18" style:family="paragraph">
      <style:paragraph-properties>
        <style:tab-stops>
          <style:tab-stop style:position="18.589cm"/>
        </style:tab-stops>
      </style:paragraph-properties>
    </style:style>
    <style:style style:name="P19" style:family="paragraph">
      <style:paragraph-properties fo:margin-left="0cm" fo:margin-right="0cm" fo:text-indent="-0.61cm"/>
    </style:style>
    <style:style style:name="P20" style:family="paragraph">
      <loext:graphic-properties draw:fill-color="#ffffff"/>
      <style:paragraph-properties fo:margin-left="0cm" fo:margin-right="0cm" fo:text-indent="0cm" style:writing-mode="lr-tb"/>
      <style:text-properties fo:font-size="14pt"/>
    </style:style>
    <style:style style:name="P21" style:family="paragraph">
      <style:paragraph-properties style:writing-mode="lr-tb"/>
      <style:text-properties fo:font-size="42pt" fo:language="ru" fo:country="RU" style:font-size-asian="42pt" style:font-size-complex="42pt"/>
    </style:style>
    <style:style style:name="P22" style:family="paragraph">
      <style:paragraph-properties fo:margin-left="0cm" fo:margin-right="0cm" fo:margin-top="0cm" fo:margin-bottom="0.5cm" fo:text-indent="0cm"/>
    </style:style>
    <style:style style:name="P23" style:family="paragraph">
      <loext:graphic-properties draw:fill-color="#ffffff"/>
      <style:paragraph-properties fo:margin-left="0cm" fo:margin-right="0cm" fo:text-indent="0cm" style:writing-mode="lr-tb"/>
      <style:text-properties fo:font-size="14pt" fo:language="ru" fo:country="RU"/>
    </style:style>
    <style:style style:name="P24" style:family="paragraph">
      <loext:graphic-properties draw:fill-color="#ffffff"/>
      <style:paragraph-properties style:writing-mode="lr-tb"/>
      <style:text-properties fo:font-size="28.1000003814697pt"/>
    </style:style>
    <style:style style:name="P25" style:family="paragraph">
      <loext:graphic-properties draw:fill-color="#ffffff"/>
      <style:paragraph-properties fo:text-align="center"/>
    </style:style>
    <style:style style:name="P26" style:family="paragraph">
      <loext:graphic-properties draw:fill-color="#ffffff" draw:opacity="0%"/>
      <style:paragraph-properties fo:text-align="center"/>
    </style:style>
    <style:style style:name="P27" style:family="paragraph">
      <loext:graphic-properties draw:fill="none"/>
      <style:paragraph-properties fo:text-align="center"/>
    </style:style>
    <style:style style:name="P28" style:family="paragraph">
      <style:paragraph-properties fo:margin-left="0cm" fo:margin-right="0cm" fo:text-indent="0cm" style:writing-mode="lr-tb"/>
    </style:style>
    <style:style style:name="P29" style:family="paragraph">
      <style:paragraph-properties fo:text-align="start"/>
    </style:style>
    <style:style style:name="P30" style:family="paragraph">
      <loext:graphic-properties draw:fill="none"/>
      <style:paragraph-properties fo:text-align="start" style:writing-mode="lr-tb"/>
      <style:text-properties style:font-name="Liberation Mono2" fo:font-size="18pt" fo:language="ru" fo:country="RU"/>
    </style:style>
    <style:style style:name="P31" style:family="paragraph">
      <loext:graphic-properties draw:fill-color="#ffffff"/>
      <style:paragraph-properties style:writing-mode="lr-tb"/>
      <style:text-properties fo:font-size="20pt" fo:language="ru" fo:country="RU"/>
    </style:style>
    <style:style style:name="P32" style:family="paragraph">
      <loext:graphic-properties draw:fill-color="#e6e6ef"/>
      <style:paragraph-properties fo:text-align="center"/>
    </style:style>
    <style:style style:name="P33" style:family="paragraph">
      <loext:graphic-properties draw:fill-color="#302709"/>
      <style:paragraph-properties fo:text-align="center"/>
    </style:style>
    <style:style style:name="P34" style:family="paragraph">
      <loext:graphic-properties draw:fill-color="#fff5ce"/>
      <style:paragraph-properties fo:text-align="center"/>
    </style:style>
    <style:style style:name="P35" style:family="paragraph">
      <style:paragraph-properties fo:text-align="center"/>
    </style:style>
    <style:style style:name="P36" style:family="paragraph">
      <loext:graphic-properties draw:fill="none" draw:fill-color="#ffffff"/>
      <style:paragraph-properties fo:text-align="center" style:writing-mode="lr-tb"/>
    </style:style>
    <style:style style:name="P37" style:family="paragraph">
      <style:paragraph-properties fo:text-align="center" style:writing-mode="lr-tb"/>
    </style:style>
    <style:style style:name="P38" style:family="paragraph">
      <loext:graphic-properties draw:fill-color="#ffffff"/>
      <style:paragraph-properties fo:text-align="center" style:writing-mode="lr-tb"/>
    </style:style>
    <style:style style:name="P39" style:family="paragraph">
      <style:paragraph-properties fo:text-align="center"/>
      <style:text-properties style:font-name="Liberation Serif" fo:font-weight="normal" style:font-weight-asian="normal" style:font-weight-complex="normal"/>
    </style:style>
    <style:style style:name="P40" style:family="paragraph">
      <loext:graphic-properties draw:fill-color="#b4c7dc"/>
      <style:paragraph-properties fo:text-align="center"/>
    </style:style>
    <style:style style:name="P41" style:family="paragraph">
      <loext:graphic-properties draw:fill-color="#ffd7d7"/>
      <style:paragraph-properties fo:text-align="center"/>
    </style:style>
    <style:style style:name="P42" style:family="paragraph">
      <loext:graphic-properties draw:fill-color="#fff5ce"/>
      <style:paragraph-properties fo:text-align="center" style:writing-mode="lr-tb"/>
    </style:style>
    <style:style style:name="P43" style:family="paragraph">
      <loext:graphic-properties draw:fill="bitmap" draw:fill-color="#fff5ce" draw:fill-image-name="_35__20_Percent"/>
      <style:paragraph-properties fo:text-align="center"/>
    </style:style>
    <style:style style:name="P44" style:family="paragraph">
      <style:paragraph-properties fo:margin-left="0cm" fo:margin-right="0cm" fo:text-indent="-0.6cm" style:writing-mode="lr-tb"/>
    </style:style>
    <style:style style:name="P45" style:family="paragraph">
      <loext:graphic-properties draw:fill-color="#ffffff"/>
      <style:paragraph-properties style:writing-mode="lr-tb"/>
      <style:text-properties fo:font-size="14pt"/>
    </style:style>
    <style:style style:name="P46" style:family="paragraph">
      <style:paragraph-properties fo:margin-top="0cm" fo:margin-bottom="0.4cm"/>
    </style:style>
    <style:style style:name="P47" style:family="paragraph">
      <style:paragraph-properties fo:margin-top="0cm" fo:margin-bottom="0.4cm" style:writing-mode="lr-tb"/>
      <style:text-properties fo:color="#000000" loext:opacity="100%" fo:language="ru" fo:country="RU"/>
    </style:style>
    <style:style style:name="P48" style:family="paragraph">
      <loext:graphic-properties draw:fill-color="#ffffff"/>
      <style:paragraph-properties style:writing-mode="lr-tb"/>
      <style:text-properties fo:language="ru" fo:country="RU"/>
    </style:style>
    <style:style style:name="P49" style:family="paragraph">
      <style:paragraph-properties style:writing-mode="lr-tb"/>
      <style:text-properties fo:font-size="26pt" fo:language="ru" fo:country="RU" style:font-size-asian="26pt" style:font-size-complex="26pt"/>
    </style:style>
    <style:style style:name="T1" style:family="text">
      <style:text-properties fo:font-size="32pt" fo:language="ru" fo:country="RU" style:font-size-asian="32pt" style:font-size-complex="32pt"/>
    </style:style>
    <style:style style:name="T2" style:family="text">
      <style:text-properties fo:language="ru" fo:country="RU"/>
    </style:style>
    <style:style style:name="T3" style:family="text">
      <style:text-properties fo:font-size="24pt" fo:language="ru" fo:country="RU" style:font-size-asian="24pt" style:font-size-complex="24pt"/>
    </style:style>
    <style:style style:name="T4" style:family="text">
      <style:text-properties fo:color="#000033" loext:opacity="100%" fo:font-size="36pt" fo:language="ru" fo:country="RU" fo:font-weight="bold" style:font-size-asian="36pt" style:font-weight-asian="bold" style:font-size-complex="36pt" style:font-weight-complex="bold"/>
    </style:style>
    <style:style style:name="T5" style:family="text">
      <style:text-properties fo:color="#000000" loext:opacity="100%" fo:font-size="14pt" fo:language="ru" fo:country="RU" fo:font-weight="bold" style:font-size-asian="14pt" style:font-weight-asian="bold" style:font-size-complex="14pt" style:font-weight-complex="bold"/>
    </style:style>
    <style:style style:name="T6" style:family="text">
      <style:text-properties style:font-name="Liberation Sans2" fo:font-size="14pt" fo:language="ru" fo:country="RU" style:font-name-asian="Liberation Sans2" style:font-size-asian="14pt" style:font-name-complex="Liberation Sans2" style:font-size-complex="14pt"/>
    </style:style>
    <style:style style:name="T7" style:family="text">
      <style:text-properties fo:font-size="14pt" fo:language="ru" fo:country="RU" style:font-size-asian="14pt"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 style:family="text">
      <style:text-properties fo:font-size="15pt" fo:language="ru" fo:country="RU" style:font-size-asian="15pt" style:font-size-complex="15pt"/>
    </style:style>
    <style:style style:name="T12" style:family="text">
      <style:text-properties fo:color="#000000" loext:opacity="100%" fo:font-size="28pt" fo:language="ru" fo:country="RU" style:font-size-asian="28pt" style:font-size-complex="28pt"/>
    </style:style>
    <style:style style:name="T13" style:family="text">
      <style:text-properties fo:color="#000000" loext:opacity="100%" fo:font-size="22pt" fo:language="ru" fo:country="RU" style:font-size-asian="22pt" style:font-size-complex="22pt"/>
    </style:style>
    <style:style style:name="T14" style:family="text">
      <style:text-properties fo:color="#000000" loext:opacity="100%" style:font-name="Liberation Serif6" fo:font-size="22pt" fo:language="ru" fo:country="RU" style:font-name-asian="Liberation Serif6" style:font-size-asian="22pt" style:font-name-complex="Liberation Serif6" style:font-size-complex="22pt"/>
    </style:style>
    <style:style style:name="T15" style:family="text">
      <style:text-properties fo:font-size="14pt"/>
    </style:style>
    <style:style style:name="T16" style:family="text">
      <style:text-properties fo:font-size="42pt" fo:language="ru" fo:country="RU" style:font-size-asian="42pt" style:font-size-complex="42pt"/>
    </style:style>
    <style:style style:name="T17" style:family="text">
      <style:text-properties fo:font-size="14pt" fo:language="ru" fo:country="RU"/>
    </style:style>
    <style:style style:name="T18" style:family="text">
      <style:text-properties style:font-name="Liberation Mono2" fo:font-size="18pt" fo:language="ru" fo:country="RU"/>
    </style:style>
    <style:style style:name="T19" style:family="text">
      <style:text-properties fo:font-variant="normal" fo:text-transform="none" style:use-window-font-color="true" loext:opacity="0%" style:text-outline="false" style:text-line-through-style="none" style:text-line-through-type="none" style:font-name="Liberation Serif" fo:font-size="28pt" fo:font-style="normal" fo:text-shadow="none" style:text-underline-style="none" fo:font-weight="normal" style:letter-kerning="true" style:font-name-asian="Droid Sans Fallback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1" style:font-size-asian="28.1000003814697pt" style:font-style-asian="normal" style:font-weight-asian="normal" style:font-name-complex="FreeSans1" style:font-size-complex="28.1000003814697pt" style:font-style-complex="normal" style:font-weight-complex="normal" style:text-emphasize="none" style:font-relief="none" style:text-overline-style="none" style:text-overline-color="font-color"/>
    </style:style>
    <style:style style:name="T21" style:family="text">
      <style:text-properties style:font-name="Liberation Serif" fo:font-weight="normal" style:font-weight-asian="normal" style:font-weight-complex="normal"/>
    </style:style>
    <style:style style:name="T22" style:family="text">
      <style:text-properties style:font-name="Liberation Serif"/>
    </style:style>
    <style:style style:name="T23" style:family="text">
      <style:text-properties fo:color="#000000" loext:opacity="100%" fo:language="ru" fo:country="RU"/>
    </style:style>
    <style:style style:name="T24" style:family="text">
      <style:text-properties fo:font-variant="normal" fo:text-transform="none" style:use-window-font-color="true" loext:opacity="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9cm"/>
        <style:text-properties style:use-window-font-color="true" fo:font-size="100%"/>
      </text:list-level-style-number>
      <text:list-level-style-number text:level="3" style:num-suffix="." style:num-format="1">
        <style:list-level-properties text:space-before="2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1" draw:layer="layout" svg:width="26.256cm" svg:height="3.007cm" svg:x="1.43cm" svg:y="0.76cm" presentation:class="title" presentation:user-transformed="true">
          <draw:text-box>
            <text:p><text:span text:style-name="T1">Postgres Pro Enterprise 13</text:span><text:span text:style-name="T2"><text:line-break/></text:span><text:span text:style-name="T3">Резервное копирование и восстановление pg_probackup</text:span></text:p>
          </draw:text-box>
        </draw:frame>
        <draw:custom-shape draw:style-name="gr1" draw:text-style-name="P3" draw:layer="layout" svg:width="2.286cm" svg:height="2.286cm" svg:x="24.307cm" svg:y="17.465cm">
          <text:p text:style-name="P2"><text:span text:style-name="T4">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6" draw:layer="layout" svg:width="16.799cm" svg:height="14.431cm" svg:x="2.1cm" svg:y="14.107cm" presentation:class="notes" presentation:user-transformed="true">
            <draw:text-box>
              <text:p text:style-name="P4"><text:span text:style-name="T5">Авторские права</text:span></text:p>
              <text:p text:style-name="P4"><text:span text:style-name="T6">©</text:span><text:span text:style-name="T7"> Postgres Professional, 2022 год.</text:span></text:p>
              <text:p text:style-name="P4"><text:span text:style-name="T7">Авторы:</text:span></text:p>
              <text:p text:style-name="P4"><text:span text:style-name="T7"/></text:p>
              <text:p text:style-name="P4"><text:span text:style-name="T8">Использование материалов курса</text:span></text:p>
              <text:p text:style-name="P4"><text:span text:style-name="T7">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4"><text:span text:style-name="T7"/></text:p>
              <text:p text:style-name="P4"><text:span text:style-name="T8">Обратная связь</text:span></text:p>
              <text:p text:style-name="P5"><text:span text:style-name="T7">Отзывы, замечания и предложения направляйте по адресу: </text:span><text:span text:style-name="T7"><text:a xlink:href="mailto:edu@postgrespro.ru" xlink:type="simple">edu@postgrespro.ru</text:a></text:span></text:p>
              <text:p text:style-name="P4"><text:span text:style-name="T7"/></text:p>
              <text:p text:style-name="P4"><text:span text:style-name="T8">Отказ от ответственности</text:span></text:p>
              <text:p text:style-name="P4"><text:span text:style-name="T7">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1" draw:layer="layout" svg:width="19.8cm" svg:height="1.741cm" svg:x="1.2cm" svg:y="0.737cm" presentation:class="title" presentation:user-transformed="true">
          <draw:text-box>
            <text:p><text:span text:style-name="T2">Темы</text:span></text:p>
          </draw:text-box>
        </draw:frame>
        <draw:frame presentation:style-name="pr4" draw:text-style-name="P8" draw:layer="layout" svg:width="25.6cm" svg:height="14.4cm" svg:x="1.2cm" svg:y="4.8cm" presentation:class="outline" presentation:user-transformed="true">
          <draw:text-box>
            <text:p text:style-name="P7"><text:span text:style-name="T9">Резервное копирование</text:span></text:p>
            <text:p text:style-name="P7"><text:span text:style-name="T9">Локальный режим</text:span></text:p>
            <text:p text:style-name="P7"><text:span text:style-name="T9">Удаленный режим</text:span></text:p>
            <text:p text:style-name="P7"><text:span text:style-name="T9">Хранение и политики</text:span></text:p>
            <text:p text:style-name="P7"><text:span text:style-name="T9">Журнал отчета</text:span></text:p>
            <text:p text:style-name="P7"><text:span text:style-name="T9"/></text:p>
          </draw:text-box>
        </draw:frame>
        <presentation:notes draw:style-name="dp2">
          <draw:page-thumbnail draw:style-name="gr2" draw:layer="layout" svg:width="14.848cm" svg:height="11.136cm" svg:x="3.075cm" svg:y="2.257cm" draw:page-number="2" presentation:class="page"/>
          <draw:frame presentation:style-name="pr5" draw:text-style-name="P9" draw:layer="layout" svg:width="16.799cm" svg:height="14.986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10" draw:layer="layout" svg:width="19.8cm" svg:height="1.737cm" svg:x="1.4cm" svg:y="0.837cm" presentation:class="title" presentation:user-transformed="true">
          <draw:text-box>
            <text:p>Резервное копирование</text:p>
          </draw:text-box>
        </draw:frame>
        <draw:frame presentation:style-name="pr7" draw:text-style-name="P10" draw:layer="layout" svg:width="25.199cm" svg:height="12.179cm" svg:x="1.2cm" svg:y="4.8cm" presentation:class="outline">
          <draw:text-box>
            <text:list text:style-name="L4">
              <text:list-item>
                <text:p>Угрозы и требования</text:p>
              </text:list-item>
              <text:list-item>
                <text:p>Характеристики</text:p>
              </text:list-item>
              <text:list-item>
                <text:p>Общая классификация</text:p>
              </text:list-item>
              <text:list-item>
                <text:p>Инструменты PostgreSQL</text:p>
              </text:list-item>
              <text:list-item>
                <text:p>Возможности pg_probackup</text:p>
              </text:list-item>
              <text:list-item>
                <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page4" draw:style-name="dp1" draw:master-page-name="master_5f_" presentation:presentation-page-layout-name="AL1T1">
        <office:forms form:automatic-focus="false" form:apply-design-mode="false"/>
        <draw:frame presentation:style-name="pr9" draw:text-style-name="P1" draw:layer="layout" svg:width="19.8cm" svg:height="1.737cm" svg:x="1.4cm" svg:y="0.837cm" presentation:class="title" presentation:user-transformed="true">
          <draw:text-box>
            <text:p><text:span text:style-name="T2">Угрозы и требования</text:span></text:p>
          </draw:text-box>
        </draw:frame>
        <draw:frame presentation:style-name="pr10" draw:text-style-name="P1" draw:layer="layout" svg:width="25.6cm" svg:height="14.4cm" svg:x="1.2cm" svg:y="4.8cm" presentation:class="outline" presentation:user-transformed="true">
          <draw:text-box>
            <text:list text:style-name="L3">
              <text:list-item>
                <text:p><text:span text:style-name="T2">Выполнять резервное копирование приходится для отражения вполне реальных угроз:</text:span></text:p>
                <text:list>
                  <text:list-item>
                    <text:p><text:span text:style-name="T2">отказ оборудования и сбои программного обеспечения</text:span></text:p>
                  </text:list-item>
                  <text:list-item>
                    <text:p><text:span text:style-name="T2">порча и искажение данных</text:span></text:p>
                  </text:list-item>
                  <text:list-item>
                    <text:p><text:span text:style-name="T2">воздействие окружающей среды</text:span></text:p>
                  </text:list-item>
                  <text:list-item>
                    <text:p><text:span text:style-name="T2">криминальная активность</text:span></text:p>
                  </text:list-item>
                  <text:list-item>
                    <text:p><text:span text:style-name="T2">человеческие ошибки и прочее</text:span></text:p>
                  </text:list-item>
                </text:list>
              </text:list-item>
              <text:list-item>
                <text:p><text:span text:style-name="T2">Обычные требования к резервному копированию:</text:span></text:p>
                <text:list>
                  <text:list-item>
                    <text:p><text:span text:style-name="T2">минимальное время резервного копирования</text:span></text:p>
                    <text:p><text:span text:style-name="T2">минимальное затрачиваемое место для хранения копий</text:span></text:p>
                  </text:list-item>
                  <text:list-item>
                    <text:p><text:span text:style-name="T2">минимальное время на восстановление</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11" draw:text-style-name="P13" draw:layer="layout" svg:width="16.799cm" svg:height="13.364cm" svg:x="2.1cm" svg:y="14.107cm" presentation:class="notes">
            <draw:text-box>
              <text:p text:style-name="P12"><text:span text:style-name="T7">Любая реальная система рано или поздно столкнется с отказом, связанным с потерей данных или же с их порчей. Резервное копирование позволяет снизить риск потери данных.</text:span></text:p>
              <text:p text:style-name="P12"><text:span text:style-name="T7">Основные причины, приводящие к возможной потере данных:</text:span></text:p>
              <text:list text:style-name="L1">
                <text:list-item>
                  <text:p text:style-name="P12"><text:span text:style-name="T7">природные и антропогенные катастрофы;</text:span></text:p>
                </text:list-item>
                <text:list-item>
                  <text:p text:style-name="P12"><text:span text:style-name="T7">негативное воздействие окружающей среды, например, пожары;</text:span></text:p>
                </text:list-item>
                <text:list-item>
                  <text:p text:style-name="P12"><text:span text:style-name="T10">отказы </text:span><text:span text:style-name="T7">и сбои оборудования;</text:span></text:p>
                </text:list-item>
                <text:list-item>
                  <text:p text:style-name="P12"><text:span text:style-name="T7">ошибки в программном обеспечении;</text:span></text:p>
                </text:list-item>
                <text:list-item>
                  <text:p text:style-name="P12"><text:span text:style-name="T7">намеренная порча или кража оборудования;</text:span></text:p>
                </text:list-item>
                <text:list-item>
                  <text:p text:style-name="P12"><text:span text:style-name="T7">взлом или компрометация компьютерных систем;</text:span></text:p>
                </text:list-item>
                <text:list-item>
                  <text:p text:style-name="P12"><text:span text:style-name="T7">человеческие ошибки.</text:span></text:p>
                </text:list-item>
              </text:list>
              <text:p text:style-name="P12"><text:span text:style-name="T7">Резервное копирование - один из способов снижения риска потери данных. В зависимости от ценности защищаемой информации должна быть построена более или менее сложная система резервного копирования, которая обычно осуществляется на запланированной основе. С точки зрения обеспечения максимальной защиты данных, мероприятия, связанные с резервным копированием должны включать:</text:span></text:p>
              <text:list text:continue-numbering="true" text:style-name="L1">
                <text:list-item>
                  <text:p text:style-name="P12"><text:span text:style-name="T7">план резервного копирования;</text:span></text:p>
                </text:list-item>
                <text:list-item>
                  <text:p text:style-name="P12"><text:span text:style-name="T7">процедуры проверки целостности и исправности копий;</text:span></text:p>
                </text:list-item>
                <text:list-item>
                  <text:p text:style-name="P12"><text:span text:style-name="T7">систему хранения резервных копий в надлежащих условиях;</text:span></text:p>
                </text:list-item>
                <text:list-item>
                  <text:p text:style-name="P12"><text:span text:style-name="T7">план восстановления системы с помощью резервных копий;</text:span></text:p>
                </text:list-item>
                <text:list-item>
                  <text:p text:style-name="P12"><text:span text:style-name="T7">средства защиты системы резервного копирования и самих копий.</text:span></text:p>
                </text:list-item>
              </text:list>
              <text:p text:style-name="P12"><text:span text:style-name="T7">Желательно обеспечить минимальное время на копирование и восстановление при ограниченном пространстве для хранения копий.</text:span></text:p>
            </draw:text-box>
          </draw:frame>
        </presentation:notes>
      </draw:page>
      <draw:page draw:name="page5"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Характеристики</text:span></text:p>
          </draw:text-box>
        </draw:frame>
        <draw:line draw:style-name="gr3" draw:text-style-name="P14" draw:layer="layout" svg:x1="2.57cm" svg:y1="7.366cm" svg:x2="25.43cm" svg:y2="7.366cm">
          <text:p/>
        </draw:line>
        <draw:custom-shape draw:style-name="gr4" draw:text-style-name="P15" draw:layer="layout" svg:width="2.897cm" svg:height="2.217cm" svg:x="10.839cm" svg:y="4.98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 draw:text-style-name="P14" draw:layer="layout" svg:x1="3.049cm" svg:y1="7.232cm" svg:x2="3.049cm" svg:y2="11.55cm">
          <text:p/>
        </draw:line>
        <draw:line draw:style-name="gr5" draw:text-style-name="P14" draw:layer="layout" svg:x1="12.192cm" svg:y1="7.233cm" svg:x2="12.192cm" svg:y2="11.551cm">
          <text:p/>
        </draw:line>
        <draw:line draw:style-name="gr5" draw:text-style-name="P14" draw:layer="layout" svg:x1="24.89cm" svg:y1="7.239cm" svg:x2="24.89cm" svg:y2="11.557cm">
          <text:p/>
        </draw:line>
        <draw:custom-shape draw:style-name="gr6" draw:text-style-name="P17" draw:layer="layout" svg:width="4.713cm" svg:height="0.958cm" svg:x="12.598cm" svg:y="8.112cm">
          <svg:title>Бэкап</svg:title>
          <svg:desc>Бэкап</svg:desc>
          <text:p text:style-name="P16"><text:span text:style-name="T11">Время реакции</text:span></text:p>
          <draw:enhanced-geometry svg:viewBox="0 0 21600 21600" draw:glue-points="10800 0 0 10800 10800 21600 21600 10800 ?f40 ?f41" draw:text-areas="0 0 21600 21600" draw:type="rectangular-callout" draw:modifiers="2433.0929147221 28987.6955161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5" draw:layer="layout" svg:x1="3.074cm" svg:y1="11.303cm" svg:x2="12.218cm" svg:y2="11.328cm">
          <text:p/>
        </draw:line>
        <draw:line draw:style-name="gr7" draw:text-style-name="P15" draw:layer="layout" svg:x1="12.192cm" svg:y1="11.303cm" svg:x2="24.892cm" svg:y2="11.328cm">
          <text:p/>
        </draw:line>
        <draw:custom-shape draw:style-name="gr8" draw:text-style-name="P17" draw:layer="layout" svg:width="7.106cm" svg:height="0.958cm" svg:x="3.729cm" svg:y="9.387cm">
          <svg:title>Бэкап</svg:title>
          <svg:desc>Бэкап</svg:desc>
          <text:p text:style-name="P16"><text:span text:style-name="T11">Потеря данных RPO</text:span></text:p>
          <draw:enhanced-geometry svg:viewBox="0 0 21600 21600" draw:glue-points="10800 0 0 10800 10800 21600 21600 10800 ?f40 ?f41" draw:text-areas="0 0 21600 21600" draw:type="rectangular-callout" draw:modifiers="2604.64330941325 42839.62460896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 draw:text-style-name="P14" draw:layer="layout" svg:x1="17.78cm" svg:y1="7.239cm" svg:x2="17.78cm" svg:y2="9.525cm">
          <text:p/>
        </draw:line>
        <draw:line draw:style-name="gr9" draw:text-style-name="P15" draw:layer="layout" svg:x1="12.192cm" svg:y1="9.398cm" svg:x2="17.78cm" svg:y2="9.398cm">
          <text:p/>
        </draw:line>
        <draw:line draw:style-name="gr7" draw:text-style-name="P15" draw:layer="layout" svg:x1="17.78cm" svg:y1="9.398cm" svg:x2="24.892cm" svg:y2="9.423cm">
          <text:p/>
        </draw:line>
        <draw:custom-shape draw:style-name="gr10" draw:text-style-name="P17" draw:layer="layout" svg:width="4.913cm" svg:height="0.958cm" svg:x="3.315cm" svg:y="5.668cm">
          <svg:title>Бэкап</svg:title>
          <svg:desc>Бэкап</svg:desc>
          <text:p text:style-name="P16"><text:span text:style-name="T11">Последняя копия</text:span></text:p>
          <draw:enhanced-geometry svg:viewBox="0 0 21600 21600" draw:glue-points="10800 0 0 10800 10800 21600 21600 10800 ?f40 ?f41" draw:text-areas="0 0 21600 21600" draw:type="rectangular-callout" draw:modifiers="-1279.12087912088 38064.65067778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7" draw:layer="layout" svg:width="6.216cm" svg:height="0.958cm" svg:x="18.251cm" svg:y="8.112cm">
          <svg:title>Бэкап</svg:title>
          <svg:desc>Бэкап</svg:desc>
          <text:p text:style-name="P16"><text:span text:style-name="T11">Восстановление RTO</text:span></text:p>
          <draw:enhanced-geometry svg:viewBox="0 0 21600 21600" draw:glue-points="10800 0 0 10800 10800 21600 21600 10800 ?f40 ?f41" draw:text-areas="0 0 21600 21600" draw:type="rectangular-callout" draw:modifiers="2247.90091684092 28424.6089676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7" draw:layer="layout" svg:width="7.106cm" svg:height="0.958cm" svg:x="14.464cm" svg:y="9.851cm">
          <svg:title>Бэкап</svg:title>
          <svg:desc>Бэкап</svg:desc>
          <text:p text:style-name="P16"><text:span text:style-name="T11">Недоступность системы</text:span></text:p>
          <draw:enhanced-geometry svg:viewBox="0 0 21600 21600" draw:glue-points="10800 0 0 10800 10800 21600 21600 10800 ?f40 ?f41" draw:text-areas="0 0 21600 21600" draw:type="rectangular-callout" draw:modifiers="18071.4225411566 32951.82481751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3" draw:text-style-name="P8" draw:layer="layout" svg:width="25.6cm" svg:height="6.868cm" svg:x="1.2cm" svg:y="12.322cm" presentation:class="outline" presentation:user-transformed="true">
          <draw:text-box>
            <text:list text:style-name="L3">
              <text:list-item>
                <text:p text:style-name="P7"><text:span text:style-name="T12">Идеальные характеристики</text:span></text:p>
                <text:list>
                  <text:list-item>
                    <text:p text:style-name="P18"><text:span text:style-name="T13">отношение времени работы системы к общему времени</text:span><text:span text:style-name="T13"><text:tab/></text:span><text:span text:style-name="T13">→ 100 %</text:span></text:p>
                  </text:list-item>
                  <text:list-item>
                    <text:p text:style-name="P18"><text:span text:style-name="T13">время наработки на отказ</text:span><text:span text:style-name="T13"><text:tab/></text:span><text:span text:style-name="T13">→ </text:span><text:span text:style-name="T14">∞</text:span></text:p>
                  </text:list-item>
                  <text:list-item>
                    <text:p text:style-name="P18"><text:span text:style-name="T13">RTO — целевое время восстановления</text:span><text:span text:style-name="T13"><text:tab/></text:span><text:span text:style-name="T13">→ 0</text:span></text:p>
                  </text:list-item>
                  <text:list-item>
                    <text:p text:style-name="P18"><text:span text:style-name="T13">RPO — целевая точка восстановления</text:span><text:span text:style-name="T13"><text:tab/></text:span><text:span text:style-name="T13">→ 0</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11" draw:text-style-name="P13" draw:layer="layout" svg:width="16.799cm" svg:height="13.364cm" svg:x="2.1cm" svg:y="14.107cm" presentation:class="notes" presentation:user-transformed="true">
            <draw:text-box>
              <text:p text:style-name="P19"><text:span text:style-name="T7">В идеальной системе время наработки на отказ бесконечно большое и отношение длительности работоспособности системы к общему времени ее эксплуатации равняется 100%.</text:span></text:p>
              <text:p text:style-name="P19"><text:span text:style-name="T7">Однако, в реальных системах инциденты, требующие восстановления данных из резервных копий, рано или поздно происходят.</text:span></text:p>
              <text:p text:style-name="P19"><text:span text:style-name="T7">Оценка максимального периода времени, за который данные могут быть потеряны вследствие инцидента, связана с периодичностью и способами выполнения резервного копирования. Такая оценка выражается с помощью параметра Recovery Point Objective (RPO).</text:span></text:p>
              <text:p text:style-name="P19"><text:span text:style-name="T7">После обнаружения инцидента требуется время для восстановления системы. Параметр Recovery Time Objective (RTO) указывает целевое время, по истечении которого система восстанавливается для обслуживания клиентов.</text:span></text:p>
              <text:p text:style-name="P19"><text:span text:style-name="T7">В сложных системах процесс восстановления системы проходит через несколько промежуточных стадий, что, например, может быть вызвано восстановлением из резервных копий нескольких различных экземпляров БД.</text:span></text:p>
            </draw:text-box>
          </draw:frame>
        </presentation:notes>
      </draw:page>
      <draw:page draw:name="page6"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Общая классификация</text:p>
          </draw:text-box>
        </draw:frame>
        <draw:frame presentation:style-name="pr10" draw:text-style-name="P10" draw:layer="layout" svg:width="25.6cm" svg:height="14.4cm" svg:x="1.2cm" svg:y="4.8cm" presentation:class="outline">
          <draw:text-box>
            <text:list text:style-name="L3">
              <text:list-item>
                <text:p>По вовлеченности администратора:</text:p>
                <text:list>
                  <text:list-item>
                    <text:p>неконтролируемое (unattended)</text:p>
                  </text:list-item>
                  <text:list-item>
                    <text:p>контролируемое (attended)</text:p>
                  </text:list-item>
                </text:list>
              </text:list-item>
              <text:list-item>
                <text:p>По плановости:</text:p>
                <text:list>
                  <text:list-item>
                    <text:p>незапланированное (non-scheduled)</text:p>
                  </text:list-item>
                  <text:list-item>
                    <text:p>календарное (scheduled)</text:p>
                  </text:list-item>
                </text:list>
              </text:list-item>
              <text:list-item>
                <text:p>По полноте резервирования данных:</text:p>
                <text:list>
                  <text:list-item>
                    <text:p>полное (full)</text:p>
                  </text:list-item>
                  <text:list-item>
                    <text:p>инкрементальное (incremental)</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11" draw:text-style-name="P20" draw:layer="layout" svg:width="16.799cm" svg:height="13.364cm" svg:x="2.1cm" svg:y="14.107cm" presentation:class="notes" presentation:user-transformed="true">
            <draw:text-box>
              <text:p text:style-name="P4"><text:span text:style-name="T15">Принятая в системах резервного копирования классификация подразделяет резервное копирование по следующим критериям:</text:span></text:p>
              <text:p text:style-name="P4"><text:span text:style-name="T15">по степени вовлеченности администратора в процесс резервного копирования на требующее контроля и автоматическое неконтролируемое копирование;</text:span></text:p>
              <text:p text:style-name="P4"><text:span text:style-name="T15">является ли резервное копирование незапланированным, или же оно выполняется в соответствии с календарным расписанием;</text:span></text:p>
              <text:p text:style-name="P4"><text:span text:style-name="T15">помещаются ли в резервную копию все данные (возможно, в сжатом виде), или же в конкретную копию помещаются лишь данные, измененные с момента предыдущего резервного копирования.</text:span></text:p>
              <text:p text:style-name="P4"><text:span text:style-name="T15">Незапланированное резервное копирование осуществляется с помощью команды администратора (attended non-scheduled backup).</text:span></text:p>
              <text:p text:style-name="P4"><text:span text:style-name="T15">Однако, чаще всего заранее создается календарный план резервного копирования, в котором фиксируется периодичность автоматического выполнения полного (full) или инкрементального (incremental) резервного копирования. Другое название инкрементальных копий - разностные копии (в конкретных системах резервного копирования понятия инкрементальных и разностных копий могут отличаться). Инкрементальные копии содержат данные, измененные с момента последнего резервного копирования, поэтому размер такой копии меньше, чем у полной. А время на восстановление данных, сохраненных в инкрементальной копии, бывает меньше.</text:span></text:p>
              <text:p text:style-name="P4"><text:span text:style-name="T15">СУБД вносят свою дополнительную классификацию в силу специфики.</text:span></text:p>
            </draw:text-box>
          </draw:frame>
        </presentation:notes>
      </draw:page>
      <draw:page draw:name="page7"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Инструменты PostgreSQL</text:p>
          </draw:text-box>
        </draw:frame>
        <draw:frame presentation:style-name="pr10" draw:text-style-name="P10" draw:layer="layout" svg:width="25.6cm" svg:height="14.4cm" svg:x="1.2cm" svg:y="4.8cm" presentation:class="outline" presentation:user-transformed="true">
          <draw:text-box>
            <text:list text:style-name="L3">
              <text:list-item>
                <text:p>Обычные инструменты копирования PostgreSQL:</text:p>
                <text:list>
                  <text:list-item>
                    <text:p>COPY, pg_dump, pg_dumpall - логическое копирование</text:p>
                  </text:list-item>
                  <text:list-item>
                    <text:p>pg_basebackup - физическое копирование</text:p>
                  </text:list-item>
                </text:list>
              </text:list-item>
              <text:list-item>
                <text:p>Недостатки обычных инструментов:</text:p>
                <text:list>
                  <text:list-item>
                    <text:p>отсутствует каталог и хранилище резервных копий</text:p>
                  </text:list-item>
                  <text:list-item>
                    <text:p>нет политик хранения и удержания копий</text:p>
                  </text:list-item>
                  <text:list-item>
                    <text:p>нет инкрементального копирования</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11" draw:text-style-name="P20" draw:layer="layout" svg:width="16.799cm" svg:height="13.364cm" svg:x="2.1cm" svg:y="14.107cm" presentation:class="notes" presentation:user-transformed="true">
            <draw:text-box>
              <text:p text:style-name="P4"><text:span text:style-name="T15">Собственные инструменты PostgreSQL позволяют выполнять как логическое копирование всего кластера или требуемых объектов, так и физическое копирование кластера. Использование этих инструментов подробно рассмотрено в курсе DBA3.</text:span></text:p>
              <text:p text:style-name="P4"><text:span text:style-name="T15">Имеющиеся в PostgreSQL инструменты не предназначены для создания единой централизованной системы резервного копирования.</text:span></text:p>
              <text:p text:style-name="P4"><text:span text:style-name="T15">Один из основных недостатков инструментов логического и физического копирования PostgreSQL является отсутствие инкрементального резервного копирования.</text:span></text:p>
              <text:p text:style-name="P4"><text:span text:style-name="T15">Штатные инструменты PostgreSQL не предоставляют возможности ведения каталога резервных копий, который содержал бы метаданные о выполненных резервных копиях. Так, например, в каталоге резервных копий можно было бы указывать, когда и как выполнена резервная копия, является ли она полной или же инкрементальной. Имея такой каталог можно выполнять проверку исправности резервных копий, а также упрощать и ускорять восстановление данных из резервных копий.</text:span></text:p>
              <text:p text:style-name="P4"><text:span text:style-name="T15">Другой недостаток штатных инструментов заключается в отсутствии автоматизированной процедуры для создания политик, определяющих правила сохранения копий и их удаления, если они далее не требуются.</text:span></text:p>
              <text:p text:style-name="P4"><text:span text:style-name="T15">Для корпоративных систем резервного копирования требуется централизация как собственно каталога резервных копий, так и подсистемы хранения.</text:span></text:p>
            </draw:text-box>
          </draw:frame>
        </presentation:notes>
      </draw:page>
      <draw:page draw:name="page8" draw:style-name="dp1" draw:master-page-name="master_5f_" presentation:presentation-page-layout-name="AL1T1">
        <office:forms form:automatic-focus="false" form:apply-design-mode="false"/>
        <draw:frame presentation:style-name="pr14" draw:text-style-name="P21" draw:layer="layout" svg:width="19.8cm" svg:height="1.682cm" svg:x="1.4cm" svg:y="0.837cm" presentation:class="title" presentation:user-transformed="true">
          <draw:text-box>
            <text:p><text:span text:style-name="T16">Возможности pg_probackup</text:span></text:p>
          </draw:text-box>
        </draw:frame>
        <draw:frame presentation:style-name="pr10" draw:text-style-name="P1" draw:layer="layout" svg:width="25.6cm" svg:height="14.4cm" svg:x="1.2cm" svg:y="4.8cm" presentation:class="outline" presentation:user-transformed="true">
          <draw:text-box>
            <text:list text:style-name="L3">
              <text:list-item>
                <text:p><text:span text:style-name="T2">Выполняет резервное копирование и восстановление</text:span></text:p>
              </text:list-item>
              <text:list-item>
                <text:p><text:span text:style-name="T2">Имеет удаленный режим работы</text:span></text:p>
              </text:list-item>
              <text:list-item>
                <text:p><text:span text:style-name="T2">Способна выполнять инкрементальное резервирование</text:span></text:p>
              </text:list-item>
              <text:list-item>
                <text:p><text:span text:style-name="T2">Работает в либо в потоковом режиме, либо в режиме архивирования WAL</text:span></text:p>
              </text:list-item>
              <text:list-item>
                <text:p text:style-name="P22"><text:span text:style-name="T2">Поддерживает каталог копий и политики хранения</text:span></text:p>
              </text:list-item>
              <text:list-item>
                <text:p><text:span text:style-name="T2">Способна восстанавливать выбранные базы данных</text:span></text:p>
              </text:list-item>
              <text:list-item>
                <text:p><text:span text:style-name="T2">Поддерживает сжатие данных и CFS (Compressed File System)</text:span></text:p>
              </text:list-item>
            </text:list>
          </draw:text-box>
        </draw:frame>
        <presentation:notes draw:style-name="dp2">
          <draw:page-thumbnail draw:style-name="gr2" draw:layer="layout" svg:width="14.848cm" svg:height="11.136cm" svg:x="3.075cm" svg:y="2.257cm" draw:page-number="8" presentation:class="page"/>
          <draw:frame presentation:style-name="pr11" draw:text-style-name="P23" draw:layer="layout" svg:width="16.799cm" svg:height="13.364cm" svg:x="2.1cm" svg:y="14.107cm" presentation:class="notes" presentation:user-transformed="true">
            <draw:text-box>
              <text:p text:style-name="P4"><text:span text:style-name="T15">Утилита резервного копирования и восстановления pg_probackup поддерживает централизованный каталог копий с возможностью инкрементального копирования и восстановления. Программа pg_probackup разработана в Postgres Pro и основана на pg_arman. </text:span></text:p>
              <text:p text:style-name="P4"><text:span text:style-name="T15">Используя pg_probackup можно организовать удаленное хранение резервных копий на специально выделенном сервере.</text:span></text:p>
              <text:p text:style-name="P4"><text:span text:style-name="T15">Наличие хранилища копий позволяет реализовывать политики хранения копий и выполнять сложные операции, например, слияние копий. Имея каталог копий можно проверить целостность данных или же проверить возможность восстановления к заданному моменту времени (PITR - Point In Time Recovery) без реального восстановления.</text:span></text:p>
              <text:p text:style-name="P4"><text:span text:style-name="T15">Утилита pg_probackup способна выполнять роль архиватора WAL при работе СУБД в режиме архивирования журнала предзаписи.</text:span></text:p>
              <text:p text:style-name="P4"><text:span text:style-name="T15">Другие важные возможности pg_probackup включают в себя восстановление из копии только заданных баз данных, поддержку сжатия данных и файловой системы CFS (Compressed File System).</text:span></text:p>
              <text:p text:style-name="P4"><text:span text:style-name="T15">В случае локальной работы каталог резервных копий размещается на том же сервере, что и копируемые экземпляры.</text:span></text:p>
              <text:p text:style-name="P4"><text:span text:style-name="T15">Для удаленного доступа к каталогу резервных копий pg_probackup в настоящее время использует SSH.</text:span></text:p>
              <text:p text:style-name="P4"><text:span text:style-name="T15">В простых стратегиях резервного копирования достаточно локального каталога резервных копий и работы в потоковом режиме без архива сегментов журнала предзаписи WAL.</text:span></text:p>
            </draw:text-box>
          </draw:frame>
        </presentation:notes>
      </draw:page>
      <draw:page draw:name="page9" draw:style-name="dp1" draw:master-page-name="template21" presentation:presentation-page-layout-name="AL1T1">
        <office:forms form:automatic-focus="false" form:apply-design-mode="false"/>
        <draw:frame presentation:style-name="pr15" draw:text-style-name="P10" draw:layer="layout" svg:width="19.81cm" svg:height="1.737cm" svg:x="1.2cm" svg:y="0.737cm" presentation:class="title" presentation:user-transformed="true">
          <draw:text-box>
            <text:p>Локальный режим</text:p>
          </draw:text-box>
        </draw:frame>
        <draw:frame presentation:style-name="pr7" draw:text-style-name="P10" draw:layer="layout" svg:width="25.199cm" svg:height="12.179cm" svg:x="1.2cm" svg:y="4.8cm" presentation:class="outline">
          <draw:text-box>
            <text:list text:style-name="L4">
              <text:list-item>
                <text:p>Локальный режим</text:p>
              </text:list-item>
              <text:list-item>
                <text:p>Полная копия</text:p>
              </text:list-item>
              <text:list-item>
                <text:p>Разностное копирование</text:p>
              </text:list-item>
              <text:list-item>
                <text:p>Копирование изменений</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24" draw:layer="layout" svg:width="16.799cm" svg:height="13.364cm" svg:x="2.1cm" svg:y="14.107cm" presentation:class="notes" presentation:placeholder="true">
            <draw:text-box/>
          </draw:frame>
        </presentation:notes>
      </draw:page>
      <draw:page draw:name="page10"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Локальный режим</text:span></text:p>
          </draw:text-box>
        </draw:frame>
        <draw:frame presentation:style-name="pr13" draw:text-style-name="P10" draw:layer="layout" svg:width="25.6cm" svg:height="6.868cm" svg:x="1.126cm" svg:y="11.971cm" presentation:class="outline" presentation:user-transformed="true">
          <draw:text-box>
            <text:list text:style-name="L3">
              <text:list-item>
                <text:p>Базы данных и каталог резервных копий на одном сервере</text:p>
              </text:list-item>
              <text:list-item>
                <text:p>Простая подготовка:</text:p>
                <text:list>
                  <text:list-item>
                    <text:p>инициализация каталога резервных копий</text:p>
                  </text:list-item>
                  <text:list-item>
                    <text:p>добавление экземпляра СУБД для копирования</text:p>
                  </text:list-item>
                  <text:list-item>
                    <text:p>назначение прав роли для копирования</text:p>
                  </text:list-item>
                </text:list>
              </text:list-item>
            </text:list>
          </draw:text-box>
        </draw:frame>
        <draw:g>
          <draw:custom-shape draw:style-name="gr12" draw:text-style-name="P25" xml:id="id2" draw:id="id2"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25" xml:id="id1" draw:id="id1" draw:layer="layout" svg:width="3.22cm" svg:height="4.311cm" svg:x="6.452cm" svg:y="4.3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5" draw:layer="layout" svg:width="3.221cm" svg:height="4.311cm" svg:x="10.156cm" svg:y="4.3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27" draw:layer="layout" svg:x1="8.062cm" svg:y1="8.644cm" svg:x2="18.679cm" svg:y2="8.644cm" draw:start-shape="id1" draw:start-glue-point="7" draw:end-shape="id2" draw:end-glue-point="2" svg:d="M8062 8644v527h10617v-527" svg:viewBox="0 0 10618 528">
            <text:p/>
          </draw:connector>
        </draw:g>
        <presentation:notes draw:style-name="dp2">
          <draw:page-thumbnail draw:style-name="gr2" draw:layer="layout" svg:width="14.848cm" svg:height="11.136cm" svg:x="3.075cm" svg:y="2.257cm" draw:page-number="10" presentation:class="page"/>
          <draw:frame presentation:style-name="pr11" draw:text-style-name="P23" draw:layer="layout" svg:width="16.799cm" svg:height="13.364cm" svg:x="2.1cm" svg:y="14.107cm" presentation:class="notes" presentation:user-transformed="true">
            <draw:text-box>
              <text:p text:style-name="P28"><text:span text:style-name="T17">В каталоге резервных копий хранятся собственно данные копий и метаданные о них. </text:span></text:p>
              <text:p text:style-name="P28"><text:span text:style-name="T17">Локальный режим работы pg_probackup использует каталог резервных копий, расположенный на том же сервере, что и экземпляры. </text:span></text:p>
              <text:p text:style-name="P28"><text:span text:style-name="T17">Поскольку удаленный доступ не требуется, утилите pg_probackup необходим доступ в каталоги данных резервируемых экземпляров. Поэтому в локальном режиме резервирование выполняется либо от имени суперпользователя postgres (что не рекомендуется), либо от имени непривилегированной роли с полномочиями replication.</text:span></text:p>
              <text:p text:style-name="P28"><text:span text:style-name="T17">На каталог резервных копий должны быть установлены права на уровне операционной системы так, чтобы соответствующий пользователь имел возможность чтения и записи в этот каталог.</text:span></text:p>
              <text:p text:style-name="P28"><text:span text:style-name="T17">Для предоставления возможности выполнения резервного копирования непривилегированному пользователю, можно использовать режим группового доступа, который включает опция -g команды initdb, а также установка средствами ОС прав на чтение для группы на каталог данных кластера. Пользователь при этом должен входить в группу postgres.</text:span></text:p>
              <text:p text:style-name="P28"><text:span text:style-name="T17">Подробнее об этом здесь:</text:span></text:p>
              <text:p text:style-name="P28"><text:span text:style-name="T17">https://postgrespro.ru/docs/enterprise/13/app-initdb#APP-INITDB-ALLOW-GROUP-ACCESS</text:span></text:p>
              <text:p text:style-name="P28"><text:span text:style-name="T17">и здесь: https://paquier.xyz/postgresql-2/postgres-11-group-access/</text:span></text:p>
              <text:p text:style-name="P28"><text:span text:style-name="T17">При работе в режиме архивирования WAL сегменты журнала транзакций архивируются в подкаталог каталога резервных копий.</text:span></text:p>
            </draw:text-box>
          </draw:frame>
        </presentation:notes>
      </draw:page>
      <draw:page draw:name="page11"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11" presentation:class="page"/>
          <draw:frame presentation:style-name="pr18" draw:text-style-name="P31" draw:layer="layout" svg:width="16.799cm" svg:height="13.364cm" svg:x="2.1cm" svg:y="14.107cm" presentation:class="notes" presentation:placeholder="true">
            <draw:text-box/>
          </draw:frame>
        </presentation:notes>
      </draw:page>
      <draw:page draw:name="page12"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Полная копия</text:span></text:p>
          </draw:text-box>
        </draw:frame>
        <draw:frame presentation:style-name="pr13" draw:text-style-name="P10" draw:layer="layout" svg:width="25.6cm" svg:height="6.868cm" svg:x="1.2cm" svg:y="12.045cm" presentation:class="outline" presentation:user-transformed="true">
          <draw:text-box>
            <text:list text:style-name="L3">
              <text:list-item>
                <text:p text:style-name="P22">Содержит все данные экземпляра, режим backup, опция -b FULL</text:p>
              </text:list-item>
              <text:list-item>
                <text:p text:style-name="P22">Полная копия может служить основой для инкрементальных</text:p>
              </text:list-item>
              <text:list-item>
                <text:p text:style-name="P22">Потоковый режим включает в копию все сегменты WAL для восстановления на момент создания копии</text:p>
              </text:list-item>
              <text:list-item>
                <text:p text:style-name="P22">Потоковый режим требует указать опцию --stream</text:p>
              </text:list-item>
            </text:list>
          </draw:text-box>
        </draw:frame>
        <draw:g>
          <draw:custom-shape draw:style-name="gr12" draw:text-style-name="P25" xml:id="id4" draw:id="id4"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8" draw:text-style-name="P32" xml:id="id3" draw:id="id3" draw:layer="layout" svg:width="3.22cm" svg:height="4.311cm" svg:x="6.452cm" svg:y="4.3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5" draw:layer="layout" svg:width="3.221cm" svg:height="4.311cm" svg:x="10.156cm" svg:y="4.3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27" draw:layer="layout" svg:x1="8.062cm" svg:y1="8.644cm" svg:x2="18.68cm" svg:y2="8.329cm" draw:start-shape="id3" draw:start-glue-point="7" draw:end-shape="id4" draw:end-glue-point="6" svg:d="M8062 8644v527h10618v-842" svg:viewBox="0 0 10619 843">
            <text:p/>
          </draw:connector>
          <draw:custom-shape draw:style-name="gr19" draw:text-style-name="P32" draw:layer="layout" svg:width="1.884cm" svg:height="2.132cm" svg:x="17.486cm" svg:y="5.7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presentation:notes draw:style-name="dp2">
          <draw:page-thumbnail draw:style-name="gr2" draw:layer="layout" svg:width="14.848cm" svg:height="11.136cm" svg:x="3.075cm" svg:y="2.257cm" draw:page-number="12" presentation:class="page"/>
          <draw:frame presentation:style-name="pr11" draw:text-style-name="P23" draw:layer="layout" svg:width="16.799cm" svg:height="13.364cm" svg:x="2.1cm" svg:y="14.107cm" presentation:class="notes" presentation:user-transformed="true">
            <draw:text-box>
              <text:p text:style-name="P28"><text:span text:style-name="T17">Для получения резервной копии pg_probackup предлагает режим backup. При этом опция -b позволяет указать FULL для полной копии. Варианты для инкрементального копирования будут рассмотрены далее в этом модуле.</text:span></text:p>
              <text:p text:style-name="P28"><text:span text:style-name="T17">Полные резервные копии включают в себя все данные кластера.</text:span></text:p>
              <text:p text:style-name="P28"><text:span text:style-name="T17">Имея полную копию данных далее можно выполнять инкрементальные резервирования, включающие в себя только измененные данные. При восстановлении кластера из инкрементальной копии pg_probackup использует родительскую полную копию и все инкрементальные копии между ними, образующие «цепочку копий». Прежде чем делать инкрементальные копии, необходимо сделать полную.</text:span></text:p>
              <text:p text:style-name="P28"><text:span text:style-name="T17">Утилита pg_probackup способна создавать полные копии как в потоковом режиме, так и в режиме архивирования журнала предзаписи WAL, рассматриваемом далее.</text:span></text:p>
              <text:p text:style-name="P28"><text:span text:style-name="T17">Поскольку pg_probackup в качестве режима по умолчанию предлагает режим архивирования WAL, то потоковый режим должен быть явно указан опцией --stream. Особенностью полной резервной копии, выполненной в потоковом режиме, является ее самодостаточность - все необходимые сегменты предзаписи журнала WAL содержатся в самой копии, а не в каталоге архива сегментов WAL. Такая копия называется автономной резервной копией.</text:span></text:p>
            </draw:text-box>
          </draw:frame>
        </presentation:notes>
      </draw:page>
      <draw:page draw:name="page13"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Сжатие</text:span></text:p>
          </draw:text-box>
        </draw:frame>
        <draw:frame presentation:style-name="pr13" draw:text-style-name="P10" draw:layer="layout" svg:width="25.6cm" svg:height="6.868cm" svg:x="1.225cm" svg:y="11.971cm" presentation:class="outline" presentation:user-transformed="true">
          <draw:text-box>
            <text:list text:style-name="L3">
              <text:list-item>
                <text:p text:style-name="P22">При работе pg_probackup в режимах backup и archive-push поддерживается сжатие</text:p>
              </text:list-item>
              <text:list-item>
                <text:p text:style-name="P22">Сжимаются файлы данных и файлы сегментов WAL</text:p>
              </text:list-item>
              <text:list-item>
                <text:p text:style-name="P22">По умолчанию сжатие выключено</text:p>
              </text:list-item>
              <text:list-item>
                <text:p text:style-name="P22">Простейший вариант включения сжатия - использование --compress</text:p>
              </text:list-item>
            </text:list>
          </draw:text-box>
        </draw:frame>
        <draw:custom-shape draw:style-name="gr12" draw:text-style-name="P25" xml:id="id6" draw:id="id6"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25" xml:id="id5" draw:id="id5" draw:layer="layout" svg:width="3.22cm" svg:height="4.311cm" svg:x="6.452cm" svg:y="4.3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5" draw:layer="layout" svg:width="1.226cm" svg:height="1.482cm" svg:x="17.794cm" svg:y="5.9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27" draw:layer="layout" svg:x1="8.062cm" svg:y1="8.644cm" svg:x2="18.679cm" svg:y2="8.644cm" draw:start-shape="id5" draw:start-glue-point="7" draw:end-shape="id6" draw:end-glue-point="2" svg:d="M8062 8644v527h10617v-527" svg:viewBox="0 0 10618 528">
          <text:p/>
        </draw:connector>
        <draw:custom-shape draw:style-name="gr21" draw:text-style-name="P33" draw:layer="layout" svg:width="0.841cm" svg:height="0.742cm" draw:transform="rotate (0.523598775598299) translate (16.695cm 6.3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3" draw:layer="layout" svg:width="0.841cm" svg:height="0.742cm" draw:transform="rotate (-2.61799387799149) translate (20.18cm 6.8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3" presentation:class="page"/>
          <draw:frame presentation:style-name="pr11" draw:text-style-name="P23" draw:layer="layout" svg:width="16.799cm" svg:height="13.364cm" svg:x="2.1cm" svg:y="14.107cm" presentation:class="notes" presentation:user-transformed="true">
            <draw:text-box>
              <text:p text:style-name="P28"><text:span text:style-name="T17">Работа pg_probackup может быть существенно оптимизирована посредством сжатия файлов данных и фалов сегментов WAL. Во-первых, экономится место хранения резервных копий, а, во-вторых, сами потоки данных меньше загружают подсистему ввода-вывода, хотя центральному процессору приходится тратить некоторую долю производительности на операции сжатия.</text:span></text:p>
              <text:p text:style-name="P28"><text:span text:style-name="T17">Сжатие данных всегда осуществляется в системе, где работает СУБД, а распаковка — на системе резервного копирования.</text:span></text:p>
              <text:p text:style-name="P28"><text:span text:style-name="T17">Сжатие работает в режимах backup и archive-push. Список поддерживаемых алгоритмов для режима backup: zlib, lz4, zstd, pglz и none. В режиме archive-push не поддерживается pglz. В любом случае, соответствующие библиотеки должны быть установлены в операционной системе.</text:span></text:p>
              <text:p text:style-name="P28"><text:span text:style-name="T17">При запуске pg_probackup можно опциями указать конкретный алгоритм и уровень сжатия, однако, простейший способ включить сжатие - просто указать опцию --compress. Это - альтернативный вариант одновременного указания --compress-algorithm=zlib и --compress-level=1.</text:span></text:p>
              <text:p text:style-name="P28"><text:span text:style-name="T17"/></text:p>
            </draw:text-box>
          </draw:frame>
        </presentation:notes>
      </draw:page>
      <draw:page draw:name="page14"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14" presentation:class="page"/>
          <draw:frame presentation:style-name="pr18" draw:text-style-name="P31" draw:layer="layout" svg:width="16.799cm" svg:height="13.364cm" svg:x="2.1cm" svg:y="14.107cm" presentation:class="notes" presentation:placeholder="true">
            <draw:text-box/>
          </draw:frame>
        </presentation:notes>
      </draw:page>
      <draw:page draw:name="page15"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Разностное копирование</text:span></text:p>
          </draw:text-box>
        </draw:frame>
        <draw:frame presentation:style-name="pr13" draw:text-style-name="P10" draw:layer="layout" svg:width="25.6cm" svg:height="6.868cm" svg:x="1.2cm" svg:y="12.045cm" presentation:class="outline" presentation:user-transformed="true">
          <draw:text-box>
            <text:list text:style-name="L3">
              <text:list-item>
                <text:p text:style-name="P22">Вариант инкрементального копирования, режим backup, опция -b DELTA</text:p>
              </text:list-item>
              <text:list-item>
                <text:p text:style-name="P22">Читает все файлы данных, к<text:span text:style-name="T19">опирует измененные </text:span>страницы</text:p>
              </text:list-item>
              <text:list-item>
                <text:p text:style-name="P22">Полная копия и выполненные далее инкрементальные образуют цепочку копий</text:p>
              </text:list-item>
            </text:list>
          </draw:text-box>
        </draw:frame>
        <draw:g>
          <draw:custom-shape draw:style-name="gr12" draw:text-style-name="P25" xml:id="id8" draw:id="id8"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2" xml:id="id7" draw:id="id7" draw:layer="layout" svg:width="3.22cm" svg:height="2cm" svg:x="6.452cm" svg:y="6.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3.221cm" svg:height="2cm" svg:x="6.45cm" svg:y="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27" draw:layer="layout" svg:x1="8.062cm" svg:y1="8.63cm" svg:x2="18.68cm" svg:y2="8.329cm" draw:start-shape="id7" draw:start-glue-point="7" draw:end-shape="id8" draw:end-glue-point="6" svg:d="M8062 8630v528h10618v-829" svg:viewBox="0 0 10619 830">
            <text:p/>
          </draw:connector>
          <draw:custom-shape draw:style-name="gr19" draw:text-style-name="P32" draw:layer="layout" svg:width="1.884cm" svg:height="2.132cm" svg:x="17.486cm" svg:y="5.7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4" draw:layer="layout" svg:width="1cm" svg:height="1cm" svg:x="7.506cm" svg:y="7.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34" draw:layer="layout" svg:width="1cm" svg:height="1cm" svg:x="17.915cm" svg:y="6.5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draw:page-thumbnail draw:style-name="gr2" draw:layer="layout" svg:width="14.848cm" svg:height="11.136cm" svg:x="3.075cm" svg:y="2.257cm" draw:page-number="15" presentation:class="page"/>
          <draw:frame presentation:style-name="pr11" draw:text-style-name="P23" draw:layer="layout" svg:width="16.799cm" svg:height="13.364cm" svg:x="2.1cm" svg:y="14.107cm" presentation:class="notes" presentation:user-transformed="true">
            <draw:text-box>
              <text:p text:style-name="P28"><text:span text:style-name="T17">Утилита pg_probackup поддерживает три вида инкрементального резервного копирования: DELTA, PAGE и PTRACK.</text:span></text:p>
              <text:p text:style-name="P28"><text:span text:style-name="T17">Режим DELTA выполняет разностное резервное копирование, при котором прочитываются все файл в каталоге данных. При этом отыскиваются те страницы, которые были изменены с момента последнего копирования. То есть, в каталог попадают только измененные страницы.</text:span></text:p>
              <text:p text:style-name="P28"><text:span text:style-name="T17">Достоинством этого режима является простота: не требуется архив WAL и не надо устанавливать расширения.</text:span></text:p>
              <text:p text:style-name="P28"><text:span text:style-name="T17">Однако есть и недостаток: в этом режиме объём ввода/вывода может равняться объёму при полном резервном копировании.</text:span></text:p>
              <text:p text:style-name="P28"><text:span text:style-name="T17">Включается этот режим резервного копирования с помощью опции -b DELTA команды pg_probackup.</text:span></text:p>
            </draw:text-box>
          </draw:frame>
        </presentation:notes>
      </draw:page>
      <draw:page draw:name="page16"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Восстановление</text:span></text:p>
          </draw:text-box>
        </draw:frame>
        <draw:frame presentation:style-name="pr13" draw:text-style-name="P10" draw:layer="layout" svg:width="25.6cm" svg:height="6.868cm" svg:x="1.175cm" svg:y="12.169cm" presentation:class="outline" presentation:user-transformed="true">
          <draw:text-box>
            <text:list text:style-name="L3">
              <text:list-item>
                <text:p text:style-name="P22">Режим restore</text:p>
              </text:list-item>
              <text:list-item>
                <text:p text:style-name="P22">Для восстановления можно указать полную копию или любую инкрементальную в цепочке</text:p>
              </text:list-item>
              <text:list-item>
                <text:p text:style-name="P22">Восстановление будет произведено до последнего LSN в выбранной копии цепочки</text:p>
              </text:list-item>
            </text:list>
          </draw:text-box>
        </draw:frame>
        <draw:custom-shape draw:style-name="gr12" draw:text-style-name="P25" xml:id="id9" draw:id="id9"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2" xml:id="id10" draw:id="id10" draw:layer="layout" svg:width="3.22cm" svg:height="2cm" svg:x="6.452cm" svg:y="6.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3.221cm" svg:height="2cm" svg:x="6.45cm" svg:y="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4" draw:layer="layout" svg:width="1cm" svg:height="1cm" svg:x="7.506cm" svg:y="7.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25" draw:layer="layout" svg:width="1.884cm" svg:height="2.132cm" svg:x="18.261cm" svg:y="5.2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9" draw:text-style-name="P32" draw:layer="layout" svg:width="1.884cm" svg:height="2.132cm" svg:x="16.812cm" svg:y="5.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4" draw:layer="layout" svg:width="1cm" svg:height="1cm" svg:x="17.241cm" svg:y="6.7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26" draw:text-style-name="P27" draw:layer="layout" draw:line-skew="0.602cm" svg:x1="18.68cm" svg:y1="8.329cm" svg:x2="8.062cm" svg:y2="8.63cm" draw:start-shape="id9" draw:start-glue-point="6" draw:end-shape="id10" draw:end-glue-point="7" svg:d="M18680 8329v1431h-10618v-1130" svg:viewBox="0 0 10619 1432">
          <text:p/>
        </draw:connector>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848cm" svg:height="11.136cm" svg:x="3.075cm" svg:y="2.257cm" draw:page-number="16" presentation:class="page"/>
          <draw:frame presentation:style-name="pr11" draw:text-style-name="P23" draw:layer="layout" svg:width="16.799cm" svg:height="13.364cm" svg:x="2.1cm" svg:y="14.107cm" presentation:class="notes" presentation:user-transformed="true">
            <draw:text-box>
              <text:p text:style-name="P4"><text:span text:style-name="T20">Режим восстановления утилиты pg_probackup включается с помощью аргумента restore. Если не задан идентификатор копии, и не заданы параметры точки восстановления, выполняется восстановление, до самой последней копии цепочки </text:span><text:span text:style-name="T15">включительно.</text:span></text:p>
              <text:p text:style-name="P4"><text:span text:style-name="T15">В режиме восстановления можно указать параметры точки восстановления для выполнения восстановления к моменту времени - PITR (Point In Time Recovery), о чем будет рассказано далее.</text:span></text:p>
              <text:p text:style-name="P4"><text:span text:style-name="T15">В локальном режиме без использования SSH необходимо помнить о правах доступа и владения каталогом данных PGDATA для восстанавливаемого экземпляра. Восстанавливаемый экземпляр обычно запускается от имени пользователя ОС postgres, а каталог PGDATA принадлежит пользователю postgres с группой postgres. Права на этот каталог должны быть либо 700 (полные права для владельца) или для обеспечения группового доступа 750 (дополнительно права на чтение и доступ в каталог для членов группы postgres). Если команда pg_probackup запускается пользователем postgres и каталог копий принадлежит postgres, никаких дополнительных действий не требуется. Но, поскольку это не рекомендуется, то обычно восстановление производится от имени суперпользователя root с дальнейшей установкой требуемых прав владения на PGDATA. Команды показаны в демонстрации. При использовании SSH манипуляции с правами не требуются.</text:span></text:p>
            </draw:text-box>
          </draw:frame>
        </presentation:notes>
      </draw:page>
      <draw:page draw:name="page17"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17" presentation:class="page"/>
          <draw:frame presentation:style-name="pr18" draw:text-style-name="P31" draw:layer="layout" svg:width="16.799cm" svg:height="13.364cm" svg:x="2.1cm" svg:y="14.107cm" presentation:class="notes" presentation:placeholder="true">
            <draw:text-box/>
          </draw:frame>
        </presentation:notes>
      </draw:page>
      <draw:page draw:name="page18"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Копирование изменений</text:span></text:p>
          </draw:text-box>
        </draw:frame>
        <draw:frame presentation:style-name="pr13" draw:text-style-name="P10" draw:layer="layout" svg:width="25.6cm" svg:height="6.868cm" svg:x="1.2cm" svg:y="12.119cm" presentation:class="outline" presentation:user-transformed="true">
          <draw:text-box>
            <text:list text:style-name="L3">
              <text:list-item>
                <text:p text:style-name="P22">Режим backup, опция -b PTRACK</text:p>
              </text:list-item>
              <text:list-item>
                <text:p text:style-name="P22">Механизм PTRACK предоставляет API для получения информации об изменённых страницах</text:p>
              </text:list-item>
              <text:list-item>
                <text:p text:style-name="P22">Имея список этих страниц, помещаем в копию только их</text:p>
              </text:list-item>
              <text:list-item>
                <text:p text:style-name="P22">Требует подключения расширения PTRACK</text:p>
              </text:list-item>
            </text:list>
          </draw:text-box>
        </draw:frame>
        <draw:custom-shape draw:style-name="gr12" draw:text-style-name="P25" xml:id="id12" draw:id="id12"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2" xml:id="id11" draw:id="id11" draw:layer="layout" svg:width="3.22cm" svg:height="2cm" svg:x="6.452cm" svg:y="6.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3.221cm" svg:height="2cm" svg:x="6.45cm" svg:y="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27" draw:layer="layout" svg:x1="8.062cm" svg:y1="8.63cm" svg:x2="18.68cm" svg:y2="8.329cm" draw:start-shape="id11" draw:start-glue-point="7" draw:end-shape="id12" draw:end-glue-point="6" svg:d="M8062 8630v528h10618v-829" svg:viewBox="0 0 10619 830">
          <text:p/>
        </draw:connector>
        <draw:custom-shape draw:style-name="gr19" draw:text-style-name="P32" draw:layer="layout" svg:width="1.884cm" svg:height="2.132cm" svg:x="17.486cm" svg:y="5.7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4" draw:layer="layout" svg:width="1cm" svg:height="1cm" svg:x="7.506cm" svg:y="7.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34" draw:layer="layout" svg:width="1cm" svg:height="1cm" svg:x="17.915cm" svg:y="6.5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25" draw:layer="layout" svg:width="3.669cm" svg:height="2.421cm" svg:x="11.183cm" svg:y="6.19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4" draw:text-style-name="P34" draw:layer="layout" svg:width="1cm" svg:height="1cm" svg:x="12.499cm" svg:y="6.8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7" draw:layer="layout" svg:x1="8.287cm" svg:y1="7.763cm" svg:x2="12.805cm" svg:y2="7.389cm">
          <text:p/>
        </draw:line>
        <draw:line draw:style-name="gr29" draw:text-style-name="P27" draw:layer="layout" svg:x1="13.279cm" svg:y1="7.339cm" svg:x2="18.222cm" svg:y2="7.064cm">
          <text:p/>
        </draw:line>
        <presentation:notes draw:style-name="dp2">
          <draw:page-thumbnail draw:style-name="gr2" draw:layer="layout" svg:width="14.848cm" svg:height="11.136cm" svg:x="3.075cm" svg:y="2.257cm" draw:page-number="18" presentation:class="page"/>
          <draw:frame presentation:style-name="pr11" draw:text-style-name="P23" draw:layer="layout" svg:width="16.799cm" svg:height="13.364cm" svg:x="2.1cm" svg:y="14.107cm" presentation:class="notes" presentation:user-transformed="true">
            <draw:text-box>
              <text:p text:style-name="P28"><text:span text:style-name="T17">PTRACK — способ резервного копирования базы Postgres Pro на уровне страниц. При включенном PTRACK включён, pg_probackup, использует его API для получения информации об изменённых страницах, создавая инкрементальные копии. </text:span></text:p>
              <text:p text:style-name="P28"><text:span text:style-name="T17">Копируя только измененные страницы, изменённые со времени создания предыдущей копии, можно значительно ускорить процесс создания и минимизировать объём резервных копий.</text:span></text:p>
              <text:p text:style-name="P28"><text:span text:style-name="T17">Этот метод инкрементального резервного копирования считается самым быстрым.</text:span></text:p>
            </draw:text-box>
          </draw:frame>
        </presentation:notes>
      </draw:page>
      <draw:page draw:name="page19"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19" presentation:class="page"/>
          <draw:frame presentation:style-name="pr18" draw:text-style-name="P31" draw:layer="layout" svg:width="16.799cm" svg:height="13.364cm" svg:x="2.1cm" svg:y="14.107cm" presentation:class="notes" presentation:placeholder="true">
            <draw:text-box/>
          </draw:frame>
        </presentation:notes>
      </draw:page>
      <draw:page draw:name="page20" draw:style-name="dp1" draw:master-page-name="template21" presentation:presentation-page-layout-name="AL1T1">
        <office:forms form:automatic-focus="false" form:apply-design-mode="false"/>
        <draw:frame presentation:style-name="pr15" draw:text-style-name="P10" draw:layer="layout" svg:width="19.81cm" svg:height="1.737cm" svg:x="1.2cm" svg:y="0.737cm" presentation:class="title" presentation:user-transformed="true">
          <draw:text-box>
            <text:p>Удаленный режим</text:p>
          </draw:text-box>
        </draw:frame>
        <draw:frame presentation:style-name="pr7" draw:text-style-name="P10" draw:layer="layout" svg:width="25.199cm" svg:height="12.179cm" svg:x="1.2cm" svg:y="4.8cm" presentation:class="outline">
          <draw:text-box>
            <text:list text:style-name="L4">
              <text:list-item>
                <text:p>Удаленный режим</text:p>
              </text:list-item>
              <text:list-item>
                <text:p>Архивирование WAL</text:p>
              </text:list-item>
              <text:list-item>
                <text:p>Опции удаленного доступа</text:p>
              </text:list-item>
            </text:list>
          </draw:text-box>
        </draw:frame>
        <presentation:notes draw:style-name="dp2">
          <draw:page-thumbnail draw:style-name="gr2" draw:layer="layout" svg:width="14.848cm" svg:height="11.136cm" svg:x="3.075cm" svg:y="2.257cm" draw:page-number="20" presentation:class="page"/>
          <draw:frame presentation:style-name="pr8" draw:text-style-name="P24" draw:layer="layout" svg:width="16.799cm" svg:height="13.364cm" svg:x="2.1cm" svg:y="14.107cm" presentation:class="notes" presentation:placeholder="true">
            <draw:text-box/>
          </draw:frame>
        </presentation:notes>
      </draw:page>
      <draw:page draw:name="page21"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Удаленный режим</text:span></text:p>
          </draw:text-box>
        </draw:frame>
        <draw:frame presentation:style-name="pr13" draw:text-style-name="P10" draw:layer="layout" svg:width="25.6cm" svg:height="6.868cm" svg:x="1.176cm" svg:y="12.045cm" presentation:class="outline" presentation:user-transformed="true">
          <draw:text-box>
            <text:list text:style-name="L3">
              <text:list-item>
                <text:p text:style-name="P22">Базы данных и каталог копий на разных серверах, весь обмен информацией по SSH</text:p>
              </text:list-item>
              <text:list-item>
                <text:p text:style-name="P22">Подготовка:</text:p>
              </text:list-item>
            </text:list>
            <text:list text:style-name="L1">
              <text:list-item>
                <text:p text:style-name="P22">На всех серверах устанавливаются клиент и сервер SSH, а также утилита pg_probackup одинаковой версии</text:p>
              </text:list-item>
              <text:list-item>
                <text:p text:style-name="P22">Генерируются пары ключей без паролей </text:p>
              </text:list-item>
              <text:list-item>
                <text:p text:style-name="P22">Пользователи обмениваются ключами</text:p>
              </text:list-item>
            </text:list>
          </draw:text-box>
        </draw:frame>
        <draw:g>
          <draw:custom-shape draw:style-name="gr12" draw:text-style-name="P25" draw:layer="layout" svg:width="4.991cm" svg:height="3.98cm" svg:x="18.556cm" svg:y="5.1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25" draw:layer="layout" svg:width="3.22cm" svg:height="4.311cm" svg:x="3.076cm" svg:y="5.1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5" draw:layer="layout" svg:width="3.221cm" svg:height="4.311cm" svg:x="6.78cm" svg:y="5.1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6" draw:layer="layout" svg:width="8.468cm" svg:height="6.633cm" svg:x="2.24cm" svg:y="3.7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8.468cm" svg:height="6.633cm" svg:x="17.018cm" svg:y="3.7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27" draw:layer="layout" svg:x1="10.783cm" svg:y1="6.577cm" svg:x2="17.024cm" svg:y2="6.577cm">
            <text:p/>
          </draw:line>
          <draw:line draw:style-name="gr31" draw:text-style-name="P27" draw:layer="layout" svg:x1="17.023cm" svg:y1="7.068cm" svg:x2="10.782cm" svg:y2="7.068cm">
            <text:p/>
          </draw:line>
          <draw:frame draw:style-name="gr32" draw:text-style-name="P36" draw:layer="layout" svg:width="2.895cm" svg:height="0.962cm" svg:x="12.332cm" svg:y="4.868cm">
            <draw:text-box>
              <text:p text:style-name="P35">SSH</text:p>
            </draw:text-box>
          </draw:frame>
        </draw:g>
        <presentation:notes draw:style-name="dp2">
          <draw:page-thumbnail draw:style-name="gr2" draw:layer="layout" svg:width="14.848cm" svg:height="11.136cm" svg:x="3.075cm" svg:y="2.257cm" draw:page-number="21" presentation:class="page"/>
          <draw:frame presentation:style-name="pr11" draw:text-style-name="P23" draw:layer="layout" svg:width="16.799cm" svg:height="13.364cm" svg:x="2.1cm" svg:y="14.107cm" presentation:class="notes" presentation:user-transformed="true">
            <draw:text-box>
              <text:p text:style-name="P28"><text:span text:style-name="T17">Утилита pg_probackup чаще всего используется в удаленном режиме. Копируемые экземпляры могут находиться на разных серверах. Сам каталог резервных копий также обычно находится на отдельном сервере. Удаленный режим основан на сетевом протоколе SSH (Secure Shell). В удаленном режиме операции копирования, восстановления и архивирования WAL выполняются удаленно по сети. Команда pg_probackup запускается на сервере, содержащем каталог копий. На серверах с копируемыми экземплярами также должна быть установлена утилита pg_probackup, версии pg_probackup должны быть одинаковыми. В удалённом режиме основной процесс pg_probackup на сервере с каталогом копий подключается к удалённой по протоколу SSH и запускает в удалённой системе один или несколько агентов, которые называются удалёнными агентами, количество <text:s/>которых определяется опцией -j. Удалённые агенты нужны для передачи данных между локальной и удалённой системой и для обращения к её файлам.</text:span></text:p>
              <text:p text:style-name="P28"><text:span text:style-name="T17">Пользователь, выполняющий резервное копирование, должен сгенерировать пару ключей без парольной фразы и передать публичный ключ на каждый сервер с экземплярами. Пара ключей может быть сгенерирована командой ssh-keygen, скопировать публичный ключ на удаленный хост можно командой ssh-copy-id. Настройка удаленного режима в документации pg_probackup: https://postgrespro.ru/docs/enterprise/13/app-pgprobackup#PBK-CONFIGURING-THE-REMOTE-MODE</text:span></text:p>
              <text:p text:style-name="P28"><text:span text:style-name="T17"/></text:p>
            </draw:text-box>
          </draw:frame>
        </presentation:notes>
      </draw:page>
      <draw:page draw:name="page22"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22" presentation:class="page"/>
          <draw:frame presentation:style-name="pr18" draw:text-style-name="P31" draw:layer="layout" svg:width="16.799cm" svg:height="13.364cm" svg:x="2.1cm" svg:y="14.107cm" presentation:class="notes" presentation:placeholder="true">
            <draw:text-box/>
          </draw:frame>
        </presentation:notes>
      </draw:page>
      <draw:page draw:name="page23"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Архивирование WAL</text:span></text:p>
          </draw:text-box>
        </draw:frame>
        <draw:frame presentation:style-name="pr13" draw:text-style-name="P10" draw:layer="layout" svg:width="25.6cm" svg:height="6.868cm" svg:x="1.2cm" svg:y="12.322cm" presentation:class="outline" presentation:user-transformed="true">
          <draw:text-box>
            <text:list text:style-name="L3">
              <text:list-item>
                <text:p>Помимо данных pg_probackup хранит архив WAL, подготовка:</text:p>
                <text:list>
                  <text:list-item>
                    <text:p>настроен удаленный доступ, работа в локальном режиме возможна только полностью от имени владельца кластера (обычно postgres)</text:p>
                  </text:list-item>
                  <text:list-item>
                    <text:p>копируемые кластеры должны работать в режиме непрерывного архивирования WAL</text:p>
                  </text:list-item>
                  <text:list-item>
                    <text:p>pg_probackup установлен в качестве archive_command</text:p>
                  </text:list-item>
                </text:list>
                <text:p/>
              </text:list-item>
            </text:list>
          </draw:text-box>
        </draw:frame>
        <draw:custom-shape draw:style-name="gr33" draw:text-style-name="P38" draw:layer="layout" svg:width="4.307cm" svg:height="2.574cm" svg:x="18.556cm" svg:y="4.565cm">
          <text:p text:style-name="P37">DATA</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25" draw:layer="layout" svg:width="3.22cm" svg:height="4.311cm" svg:x="3.077cm" svg:y="5.1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5" draw:layer="layout" svg:width="3.221cm" svg:height="4.311cm" svg:x="6.781cm" svg:y="5.1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6" draw:layer="layout" svg:width="8.468cm" svg:height="6.633cm" svg:x="2.241cm" svg:y="3.7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8.468cm" svg:height="6.633cm" svg:x="17.019cm" svg:y="3.7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1" draw:text-style-name="P27" draw:layer="layout" svg:x1="10.784cm" svg:y1="6.577cm" svg:x2="17.025cm" svg:y2="6.577cm">
          <text:p/>
        </draw:line>
        <draw:line draw:style-name="gr31" draw:text-style-name="P27" draw:layer="layout" svg:x1="17.024cm" svg:y1="7.068cm" svg:x2="10.783cm" svg:y2="7.068cm">
          <text:p/>
        </draw:line>
        <draw:frame draw:style-name="gr32" draw:text-style-name="P36" draw:layer="layout" svg:width="2.895cm" svg:height="0.962cm" svg:x="12.333cm" svg:y="4.868cm">
          <draw:text-box>
            <text:p text:style-name="P35">SSH</text:p>
          </draw:text-box>
        </draw:frame>
        <draw:custom-shape draw:style-name="gr34" draw:text-style-name="P38" draw:layer="layout" svg:width="4.368cm" svg:height="2.646cm" svg:x="18.596cm" svg:y="7.214cm">
          <text:p text:style-name="P37">WAL</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2" draw:layer="layout" svg:width="14.848cm" svg:height="11.136cm" svg:x="3.075cm" svg:y="2.257cm" draw:page-number="23" presentation:class="page"/>
          <draw:frame presentation:style-name="pr11" draw:text-style-name="P23" draw:layer="layout" svg:width="16.799cm" svg:height="13.364cm" svg:x="2.1cm" svg:y="14.107cm" presentation:class="notes" presentation:user-transformed="true">
            <draw:text-box>
              <text:p text:style-name="P4"><text:span text:style-name="T20">Режим непрерывного архивирования сегментов WAL применяется чаще всего, так как в нем работает инкрементальное копирование PAGE и обеспечивается возможность восстановления к моменту времени в прошлом - PITR (Point In Time Recovery). При создания резервной копии pg_probackup использует </text:span><text:span text:style-name="T15">по умолчанию непрерывное архивирование WAL. Поэтому на всех копируемых в этом режиме экземплярах уже должно быть настроено архивирование WAL. Команда архивирования, задаваемая параметром archive_command, должна использовать pg_probackup в режиме archive-push. </text:span></text:p>
              <text:p text:style-name="P4"><text:span text:style-name="T15">Как это сделать, можно узнать в документации: https://postgrespro.ru/docs/enterprise/13/app-pgprobackup#PBK-SETTING-UP-CONTINUOUS-WAL-ARCHIVING</text:span></text:p>
              <text:p text:style-name="P4"><text:span text:style-name="T20">В локальном режиме без SSH работа в режиме архивирования возможна от имени владельца кластера данных, обычно postgres. Каталог копий в локальном режиме должен принадлежать postgres и команда pg_probackup должна выполняться от имени postgres. Это связано с особенностями реализации текущей версии</text:span><text:span text:style-name="T15"> pg_probackup.</text:span></text:p>
              <text:p text:style-name="P4"><text:span text:style-name="T15">При работе через SSH должны использоваться параметры удаленного доступа, показанные в демонстрации и описанные в документации.</text:span></text:p>
              <text:p text:style-name="P4"><text:span text:style-name="T15">Важнейшие опции:</text:span></text:p>
              <text:list text:style-name="L1">
                <text:list-item>
                  <text:p text:style-name="P4"><text:span text:style-name="T15">--remote-host - удаленный узел;</text:span></text:p>
                </text:list-item>
                <text:list-item>
                  <text:p text:style-name="P4"><text:span text:style-name="T15">--remote-user - имя пользователя на удалённом сервере для SSH-соединения.</text:span></text:p>
                </text:list-item>
              </text:list>
            </draw:text-box>
          </draw:frame>
        </presentation:notes>
      </draw:page>
      <draw:page draw:name="page24"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Опции удаленного доступа</text:p>
          </draw:text-box>
        </draw:frame>
        <draw:frame draw:style-name="standard" draw:layer="layout" svg:width="25.599cm" svg:height="12.229cm" svg:x="1.2cm" svg:y="4.8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35"><text:span text:style-name="T21">Опция</text:span></text:p>
              </table:table-cell>
              <table:table-cell>
                <text:p text:style-name="P39"><text:span text:style-name="T21">archive-push</text:span></text:p>
              </table:table-cell>
              <table:table-cell>
                <text:p text:style-name="P39"><text:span text:style-name="T21">backup</text:span></text:p>
              </table:table-cell>
              <table:table-cell>
                <text:p text:style-name="P39"><text:span text:style-name="T21">restore</text:span></text:p>
              </table:table-cell>
            </table:table-row>
            <table:table-row table:style-name="ro2" table:default-cell-style-name="ce3">
              <table:table-cell table:style-name="ce2">
                <text:p><text:span text:style-name="T22">--remote-host</text:span></text:p>
              </table:table-cell>
              <table:table-cell>
                <text:p text:style-name="P35"><text:span text:style-name="T22">сервер резервного копирования</text:span></text:p>
              </table:table-cell>
              <table:table-cell>
                <text:p text:style-name="P35"><text:span text:style-name="T22">сервер с копируемым экземпляром</text:span></text:p>
              </table:table-cell>
              <table:table-cell>
                <text:p text:style-name="P35"><text:span text:style-name="T22">сервер с копируемым экземпляром</text:span></text:p>
              </table:table-cell>
            </table:table-row>
            <table:table-row table:style-name="ro2" table:default-cell-style-name="ce3">
              <table:table-cell table:style-name="ce2">
                <text:p><text:span text:style-name="T22">--remote-user</text:span></text:p>
              </table:table-cell>
              <table:table-cell>
                <text:p text:style-name="P35"><text:span text:style-name="T22">владелец каталога резервных копий</text:span></text:p>
              </table:table-cell>
              <table:table-cell>
                <text:p text:style-name="P35"><text:span text:style-name="T22">владелец экземпляра (postgres)</text:span></text:p>
              </table:table-cell>
              <table:table-cell>
                <text:p text:style-name="P35"><text:span text:style-name="T22">владелец экземпляра (postgres)</text:span></text:p>
              </table:table-cell>
            </table:table-row>
            <table:table-row table:style-name="ro3" table:default-cell-style-name="ce3">
              <table:table-cell table:style-name="ce2">
                <text:p><text:span text:style-name="T22">--remote-port</text:span></text:p>
              </table:table-cell>
              <table:table-cell>
                <text:p text:style-name="P35"><text:span text:style-name="T22">порт SSH на сервере резервного копирования</text:span></text:p>
              </table:table-cell>
              <table:table-cell>
                <text:p text:style-name="P35"><text:span text:style-name="T22">порт SSH на сервер с копируемым экземпляром</text:span></text:p>
              </table:table-cell>
              <table:table-cell>
                <text:p text:style-name="P35"><text:span text:style-name="T22">порт SSH на сервер с копируемым экземпляром</text:span></text:p>
              </table:table-cell>
            </table:table-row>
            <table:table-row table:style-name="ro2" table:default-cell-style-name="ce3">
              <table:table-cell table:style-name="ce2">
                <text:p><text:span text:style-name="T22">--archive-host</text:span></text:p>
              </table:table-cell>
              <table:table-cell>
                <text:p text:style-name="P35"><text:span text:style-name="T22">-</text:span></text:p>
              </table:table-cell>
              <table:table-cell>
                <text:p text:style-name="P35"><text:span text:style-name="T22">-</text:span></text:p>
              </table:table-cell>
              <table:table-cell>
                <text:p text:style-name="P35"><text:span text:style-name="T22">сервер резервного копирования</text:span></text:p>
              </table:table-cell>
            </table:table-row>
            <table:table-row table:style-name="ro4" table:default-cell-style-name="ce3">
              <table:table-cell table:style-name="ce2">
                <text:p><text:span text:style-name="T22">--archive-user</text:span></text:p>
              </table:table-cell>
              <table:table-cell>
                <text:p text:style-name="P35"><text:span text:style-name="T22">-</text:span></text:p>
              </table:table-cell>
              <table:table-cell>
                <text:p text:style-name="P35"><text:span text:style-name="T22">-</text:span></text:p>
              </table:table-cell>
              <table:table-cell>
                <text:p text:style-name="P35"><text:span text:style-name="T22">владелец каталога резервных копий</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4" presentation:class="page"/>
          <draw:frame presentation:style-name="pr11" draw:text-style-name="P20" draw:layer="layout" svg:width="16.799cm" svg:height="13.364cm" svg:x="2.1cm" svg:y="14.107cm" presentation:class="notes" presentation:user-transformed="true">
            <draw:text-box>
              <text:p text:style-name="P28"><text:span text:style-name="T15">На слайде приведены несколько наиболее часто используемых опций, необходимых в разных режимах команды pg_probackup при необходимости удаленного доступа.</text:span></text:p>
              <text:p text:style-name="P28"><text:span text:style-name="T15">В удаленном режиме команда pg_probackup запускается на сервере резервного копирования. Доступ к агенту pg_probackup на сервере с копируемыми экземплярами баз данных осуществляется с помощью SSH.</text:span></text:p>
              <text:p text:style-name="P28"><text:span text:style-name="T15">С другой стороны, pg_probackup в режиме archive-push запускается в роли archive_command экземпляром СУБД для выполнения архивирования сегментов WAL в каталог резервных копий.</text:span></text:p>
              <text:p text:style-name="P28"><text:span text:style-name="T15">Причиной некоторых затруднений в настройке команд для разных «ипостасей» pg_probackup является то, что одни и те же опции в зависимости от режима и места запуска pg_probackup указывают на разные серверы. Поэтому, настраивая конфигурацию pg_probackup следует понимать, на каком сервере будет запускаться команда и к какому серверу она будет обращаться.</text:span></text:p>
              <text:p text:style-name="P28"><text:span text:style-name="T15">Общей причиной проблем при настройке является ошибочное представление о том, что --remote-port и --archive-port задают порт TCP, прослушиваемый сервером PostgreSQL. На самом деле эти опции указывают на порт TCP, прослушиваемый службой SSH. По умолчанию 22 порт TCP.</text:span></text:p>
            </draw:text-box>
          </draw:frame>
        </presentation:notes>
      </draw:page>
      <draw:page draw:name="page25"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25" presentation:class="page"/>
          <draw:frame presentation:style-name="pr18" draw:text-style-name="P31" draw:layer="layout" svg:width="16.799cm" svg:height="13.364cm" svg:x="2.1cm" svg:y="14.107cm" presentation:class="notes" presentation:placeholder="true">
            <draw:text-box/>
          </draw:frame>
        </presentation:notes>
      </draw:page>
      <draw:page draw:name="page26" draw:style-name="dp1" draw:master-page-name="master_5f_" presentation:presentation-page-layout-name="AL2T14">
        <office:forms form:automatic-focus="false" form:apply-design-mode="false"/>
        <draw:custom-shape draw:style-name="gr12" draw:text-style-name="P25" xml:id="id13" draw:id="id13"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presentation:style-name="pr12" draw:text-style-name="P1" draw:layer="layout" svg:width="19.8cm" svg:height="1.737cm" svg:x="1.4cm" svg:y="0.837cm" presentation:class="title">
          <draw:text-box>
            <text:p><text:span text:style-name="T2">Частичное восстановление</text:span></text:p>
          </draw:text-box>
        </draw:frame>
        <draw:frame presentation:style-name="pr13" draw:text-style-name="P10" draw:layer="layout" svg:width="25.6cm" svg:height="6.868cm" svg:x="1.2cm" svg:y="12.046cm" presentation:class="outline" presentation:user-transformed="true">
          <draw:text-box>
            <text:list text:style-name="L3">
              <text:list-item>
                <text:p>Частичное восстановление позволяет восстановить только требуемые базы данных кластера</text:p>
              </text:list-item>
              <text:list-item>
                <text:p>В режиме restore частичное восстановление включается при использовании опций:</text:p>
              </text:list-item>
              <text:list-item>
                <text:p>--db-include - база данных для восстановления</text:p>
              </text:list-item>
              <text:list-item>
                <text:p>--db-exclude - база данных, которую не надо восстанавливать</text:p>
              </text:list-item>
            </text:list>
          </draw:text-box>
        </draw:frame>
        <draw:custom-shape draw:style-name="gr35" draw:text-style-name="P25" draw:layer="layout" svg:width="3.221cm" svg:height="3.937cm" svg:x="6.45cm" svg:y="4.6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5" draw:layer="layout" svg:width="2.381cm" svg:height="2.856cm" svg:x="17.238cm" svg:y="5.0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6" draw:text-style-name="P27" draw:layer="layout" draw:line-skew="0.602cm" svg:x1="18.68cm" svg:y1="8.329cm" svg:x2="8.062cm" svg:y2="8.63cm" draw:start-shape="id13" draw:start-glue-point="6" svg:d="M18680 8329v1431h-10618v-1130" svg:viewBox="0 0 10619 1432">
          <text:p/>
        </draw:connector>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40" draw:layer="layout" svg:width="1.523cm" svg:height="1.073cm" svg:x="17.722cm" svg:y="6.191cm">
          <text:p/>
          <draw:enhanced-geometry svg:viewBox="0 0 21600 21600" draw:text-areas="4230 4230 21600 21600" draw:type="flowchart-internal-storage" draw:enhanced-path="M 0 0 L 21600 0 21600 21600 0 21600 Z N M 4230 0 L 4230 21600 N M 0 4230 L 21600 4230 N"/>
        </draw:custom-shape>
        <draw:custom-shape draw:style-name="gr37" draw:text-style-name="P40" draw:layer="layout" svg:width="1.523cm" svg:height="1.073cm" svg:x="17.722cm" svg:y="6.191cm">
          <text:p/>
          <draw:enhanced-geometry svg:viewBox="0 0 21600 21600" draw:text-areas="4230 4230 21600 21600" draw:type="flowchart-internal-storage" draw:enhanced-path="M 0 0 L 21600 0 21600 21600 0 21600 Z N M 4230 0 L 4230 21600 N M 0 4230 L 21600 4230 N"/>
        </draw:custom-shape>
        <draw:custom-shape draw:style-name="gr37" draw:text-style-name="P40" draw:layer="layout" svg:width="1.523cm" svg:height="1.073cm" svg:x="7.314cm" svg:y="6.191cm">
          <text:p/>
          <draw:enhanced-geometry svg:viewBox="0 0 21600 21600" draw:text-areas="4230 4230 21600 21600" draw:type="flowchart-internal-storage" draw:enhanced-path="M 0 0 L 21600 0 21600 21600 0 21600 Z N M 4230 0 L 4230 21600 N M 0 4230 L 21600 4230 N"/>
        </draw:custom-shape>
        <presentation:notes draw:style-name="dp2">
          <draw:page-thumbnail draw:style-name="gr2" draw:layer="layout" svg:width="14.848cm" svg:height="11.136cm" svg:x="3.075cm" svg:y="2.257cm" draw:page-number="26" presentation:class="page"/>
          <draw:frame presentation:style-name="pr11" draw:text-style-name="P23" draw:layer="layout" svg:width="16.799cm" svg:height="13.364cm" svg:x="2.1cm" svg:y="14.107cm" presentation:class="notes" presentation:user-transformed="true">
            <draw:text-box>
              <text:p text:style-name="P4"><text:span text:style-name="T15">Частичное восстановление применяется в случаях, когда не требуется восстанавливать все базы данных кластера. Опцией --db-include задают имя базы данных для восстановления. Базы template0 и template1 восстанавливаются всегда. Можно указать несколько баз данных для восстановления. В таком случае в командной строке будет несколько опций --db-include по одной для каждой восстанавливаемой базы данных.</text:span></text:p>
              <text:p text:style-name="P4"><text:span text:style-name="T15">Напротив, используя опции --db-exclude можно указывать, какие базы данных при восстановлении необходимо пропустить.</text:span></text:p>
              <text:p text:style-name="P4"><text:span text:style-name="T15">Роли, от имени которой пользователь, выполняющий резервное копирование утилитой pg_probackup, подключается к базе данных должно быть предоставлено право на чтение pg_catalog.pg_database.</text:span></text:p>
            </draw:text-box>
          </draw:frame>
        </presentation:notes>
      </draw:page>
      <draw:page draw:name="page27"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27" presentation:class="page"/>
          <draw:frame presentation:style-name="pr18" draw:text-style-name="P31" draw:layer="layout" svg:width="16.799cm" svg:height="13.364cm" svg:x="2.1cm" svg:y="14.107cm" presentation:class="notes" presentation:placeholder="true">
            <draw:text-box/>
          </draw:frame>
        </presentation:notes>
      </draw:page>
      <draw:page draw:name="page28" draw:style-name="dp1" draw:master-page-name="master_5f_" presentation:presentation-page-layout-name="AL2T14">
        <office:forms form:automatic-focus="false" form:apply-design-mode="false"/>
        <draw:frame presentation:style-name="pr12" draw:text-style-name="P1" draw:layer="layout" svg:width="19.8cm" svg:height="3.473cm" svg:x="1.4cm" svg:y="0.837cm" presentation:class="title">
          <draw:text-box>
            <text:p><text:span text:style-name="T2">Инкрементальное восстановление</text:span></text:p>
          </draw:text-box>
        </draw:frame>
        <draw:frame presentation:style-name="pr13" draw:text-style-name="P10" draw:layer="layout" svg:width="25.6cm" svg:height="6.868cm" svg:x="1.2cm" svg:y="11.996cm" presentation:class="outline" presentation:user-transformed="true">
          <draw:text-box>
            <text:list text:style-name="L3">
              <text:list-item>
                <text:p text:style-name="P22">Инкрементальное восстановление быстро восстанавливает некорректные или измененные страницы в существующем каталоге данных.</text:p>
              </text:list-item>
              <text:list-item>
                <text:p text:style-name="P22">Инкрементальный режим restore может быть:</text:p>
              </text:list-item>
            </text:list>
            <text:list text:style-name="L1">
              <text:list-item>
                <text:p text:style-name="P22">CHECKSUM - восстановление страниц с некорректными контрольными суммами</text:p>
              </text:list-item>
              <text:list-item>
                <text:p text:style-name="P22">LSN - по точке расхождения каталога с данными от резервной копии</text:p>
              </text:list-item>
              <text:list-item>
                <text:p text:style-name="P22">NONE - без инкрементальной оптимизации восстановления</text:p>
              </text:list-item>
            </text:list>
          </draw:text-box>
        </draw:frame>
        <draw:custom-shape draw:style-name="gr12" draw:text-style-name="P25" xml:id="id14" draw:id="id14" draw:layer="layout" svg:width="4.991cm" svg:height="3.98cm" svg:x="16.159cm" svg:y="5.18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5" draw:text-style-name="P25" draw:layer="layout" svg:width="3.221cm" svg:height="3.937cm" svg:x="6.425cm" svg:y="5.2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5" draw:layer="layout" svg:width="2.381cm" svg:height="2.856cm" svg:x="17.213cm" svg:y="5.5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6" draw:text-style-name="P27" draw:layer="layout" draw:line-skew="0.602cm" svg:x1="18.655cm" svg:y1="8.853cm" svg:x2="8.037cm" svg:y2="9.154cm" draw:start-shape="id14" draw:start-glue-point="6" svg:d="M18655 8853v1431h-10618v-1130" svg:viewBox="0 0 10619 1432">
          <text:p/>
        </draw:connector>
        <draw:custom-shape draw:style-name="gr15" draw:text-style-name="P26" draw:layer="layout" svg:width="18.715cm" svg:height="6.633cm" svg:x="4.618cm" svg:y="4.52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41" draw:layer="layout" svg:width="1.42cm" svg:height="1.578cm" svg:x="17.73cm" svg:y="6.41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41" draw:layer="layout" svg:width="1.42cm" svg:height="1.578cm" svg:x="7.33cm" svg:y="6.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35" draw:layer="layout" svg:width="1.211cm" svg:height="0.841cm" svg:x="7.48cm" svg:y="6.91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8" presentation:class="page"/>
          <draw:frame presentation:style-name="pr11" draw:text-style-name="P23" draw:layer="layout" svg:width="16.799cm" svg:height="13.364cm" svg:x="2.1cm" svg:y="14.107cm" presentation:class="notes" presentation:user-transformed="true">
            <draw:text-box>
              <text:p text:style-name="P4"><text:span text:style-name="T15">Инкрементальное восстановление работает при непустом каталоге данных экземпляра. При этом восстанавливаются только некорректные или изменённые страницы.</text:span></text:p>
              <text:p text:style-name="P4"><text:span text:style-name="T15">Режим restore утилиты pg_probackup включается опцией -I, после которой указывают требуемый режим восстановления.</text:span></text:p>
              <text:p text:style-name="P4"><text:span text:style-name="T15">Режим инкрементального восстановления CHECKSUM читает все файлы в целевом каталоге, проверяет заголовок и контрольные суммы страниц, заменяя при восстановлении только некорректные страницы, а также страницы, в которых контрольная сумма и LSN отличаются от значений в соответствующей странице в копии. Это рекомендуемый режим инкрементального восстановления.</text:span></text:p>
              <text:p text:style-name="P4"><text:span text:style-name="T15">В режиме LSN из файла pg_control восстанавливаемого экземпляра извлекают значения REDO LSN и REDO TLI, позволяющие определить точку в истории (точку сдвига), в которой состояние каталога данных сдвинулись с цепочки резервных копий. При достижимости этой точки читаются все файлы данных в каталоге данных, проверяются заголовки и контрольные суммы страниц, восстанавливаются только страницы с неверной контрольной суммой или с LSN, превышающим позицию точки сдвига. При этом требуется чтобы контрольные суммы были включены, а также необходима синхронность файла pg_control с состоянием каталога данных. При повреждении файла pg_control, этот режим использовать нельзя.</text:span></text:p>
              <text:p text:style-name="P4"><text:span text:style-name="T15">Режим NONE — обычное восстановление без инкрементальных оптимизаций.</text:span></text:p>
            </draw:text-box>
          </draw:frame>
        </presentation:notes>
      </draw:page>
      <draw:page draw:name="page29"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29" presentation:class="page"/>
          <draw:frame presentation:style-name="pr18" draw:text-style-name="P31" draw:layer="layout" svg:width="16.799cm" svg:height="13.364cm" svg:x="2.1cm" svg:y="14.107cm" presentation:class="notes" presentation:placeholder="true">
            <draw:text-box/>
          </draw:frame>
        </presentation:notes>
      </draw:page>
      <draw:page draw:name="page30" draw:style-name="dp1" draw:master-page-name="master_5f_" presentation:presentation-page-layout-name="AL2T14">
        <office:forms form:automatic-focus="false" form:apply-design-mode="false"/>
        <draw:frame presentation:style-name="pr12" draw:text-style-name="P1" draw:layer="layout" svg:width="19.8cm" svg:height="3.473cm" svg:x="1.4cm" svg:y="0.837cm" presentation:class="title">
          <draw:text-box>
            <text:p><text:span text:style-name="T2">Восстановление на момент времени</text:span></text:p>
          </draw:text-box>
        </draw:frame>
        <draw:frame presentation:style-name="pr13" draw:text-style-name="P10" draw:layer="layout" svg:width="25.6cm" svg:height="6.868cm" svg:x="1.151cm" svg:y="12.119cm" presentation:class="outline" presentation:user-transformed="true">
          <draw:text-box>
            <text:list text:style-name="L3">
              <text:list-item>
                <text:p>При наличии архива WAL можно выполнять восстановление к моменту времени в прошлом</text:p>
              </text:list-item>
              <text:list-item>
                <text:p>Копия может быть STREAM или ARCHIVE</text:p>
              </text:list-item>
              <text:list-item>
                <text:p>Требуется наличие архива WAL от создания копии или более раннего</text:p>
              </text:list-item>
            </text:list>
          </draw:text-box>
        </draw:frame>
        <draw:custom-shape draw:style-name="gr12" draw:text-style-name="P25" xml:id="id15" draw:id="id15" draw:layer="layout" svg:width="4.991cm" svg:height="3.98cm" svg:x="16.184cm" svg:y="5.43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0" draw:text-style-name="P32" xml:id="id16" draw:id="id16" draw:layer="layout" svg:width="3.22cm" svg:height="3.936cm" svg:x="6.452cm" svg:y="5.4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5" draw:layer="layout" svg:width="1.884cm" svg:height="2.132cm" svg:x="16.465cm" svg:y="7.0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32" draw:layer="layout" svg:width="1.884cm" svg:height="2.132cm" svg:x="18.484cm" svg:y="5.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6" draw:text-style-name="P27" draw:layer="layout" draw:line-skew="0.602cm" svg:x1="18.68cm" svg:y1="9.102cm" svg:x2="8.062cm" svg:y2="9.403cm" draw:start-shape="id15" draw:start-glue-point="6" draw:end-shape="id16" draw:end-glue-point="7" svg:d="M18680 9102v1431h-10618v-1130" svg:viewBox="0 0 10619 1432">
          <text:p/>
        </draw:connector>
        <draw:custom-shape draw:style-name="gr15" draw:text-style-name="P26" draw:layer="layout" svg:width="18.715cm" svg:height="6.633cm" svg:x="4.643cm" svg:y="4.7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42" draw:layer="layout" svg:width="4.493cm" svg:height="0.973cm" svg:x="11.382cm" svg:y="7.963cm">
          <text:p text:style-name="P37">Настоящее</text:p>
          <draw:enhanced-geometry svg:viewBox="0 0 21600 21600" draw:text-areas="800 800 20800 20800" draw:type="round-rectangular-callout" draw:modifiers="25560.4806408545 13860.3696098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42" draw:layer="layout" svg:width="4.493cm" svg:height="0.973cm" svg:x="21.304cm" svg:y="5.042cm">
          <text:p text:style-name="P37">Прошлое</text:p>
          <draw:enhanced-geometry svg:viewBox="0 0 21600 21600" draw:text-areas="800 800 20800 20800" draw:type="round-rectangular-callout" draw:modifiers="-6051.26835781041 34905.9548254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0" presentation:class="page"/>
          <draw:frame presentation:style-name="pr11" draw:text-style-name="P23" draw:layer="layout" svg:width="16.799cm" svg:height="13.364cm" svg:x="2.1cm" svg:y="14.107cm" presentation:class="notes" presentation:user-transformed="true">
            <draw:text-box>
              <text:p text:style-name="P4"><text:span text:style-name="T15">Если до выполнения резервного копирования уже был настроен архив WAL, то с помощью pg_probackup можно выполнить восстановление на момент времени в прошлом (Point in Time Recovery - PITR). При этом резервные копии могут быть как STREAM, так и <text:s/>ARCHIVE. Однако обязательно требуется наличие архива WAL с момента создания копии или более раннего.</text:span></text:p>
              <text:p text:style-name="P4"><text:span text:style-name="T15">При восстановлении к моменту времени в прошлом не обязательно указывать идентификатор копии. Утилита pg_probackup автоматически выбирает резервную копию, ближайшую к заданной цели восстановления и начинает восстановление.</text:span></text:p>
              <text:p text:style-name="P4"><text:span text:style-name="T15">Указать точку восстановления можно опциями:</text:span></text:p>
              <text:list text:style-name="L1">
                <text:list-item>
                  <text:p text:style-name="P4"><text:span text:style-name="T15">--recovery-target-time - на заданное время в формате timestamp;</text:span></text:p>
                </text:list-item>
                <text:list-item>
                  <text:p text:style-name="P4"><text:span text:style-name="T15">--recovery-target-xid - до заданной транзакции;</text:span></text:p>
                </text:list-item>
                <text:list-item>
                  <text:p text:style-name="P4"><text:span text:style-name="T15">--recovery-target-lsn - до заданного LSN;</text:span></text:p>
                </text:list-item>
                <text:list-item>
                  <text:p text:style-name="P4"><text:span text:style-name="T15">--recovery-target-name - до заранее заданной по имени точки;</text:span></text:p>
                </text:list-item>
                <text:list-item>
                  <text:p text:style-name="P4"><text:span text:style-name="T15">--recovery-target="latest" - до последнего консистентного состояния;</text:span></text:p>
                </text:list-item>
                <text:list-item>
                  <text:p text:style-name="P4"><text:span text:style-name="T15">--recovery-target='immediate' - до самого раннего консистентного состояния.</text:span></text:p>
                </text:list-item>
              </text:list>
            </draw:text-box>
          </draw:frame>
        </presentation:notes>
      </draw:page>
      <draw:page draw:name="page31"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31" presentation:class="page"/>
          <draw:frame presentation:style-name="pr18" draw:text-style-name="P31" draw:layer="layout" svg:width="16.799cm" svg:height="13.364cm" svg:x="2.1cm" svg:y="14.107cm" presentation:class="notes" presentation:placeholder="true">
            <draw:text-box/>
          </draw:frame>
        </presentation:notes>
      </draw:page>
      <draw:page draw:name="page32" draw:style-name="dp1" draw:master-page-name="template21" presentation:presentation-page-layout-name="AL1T1">
        <office:forms form:automatic-focus="false" form:apply-design-mode="false"/>
        <draw:frame presentation:style-name="pr15" draw:text-style-name="P10" draw:layer="layout" svg:width="19.81cm" svg:height="1.737cm" svg:x="1.2cm" svg:y="0.737cm" presentation:class="title" presentation:user-transformed="true">
          <draw:text-box>
            <text:p>Хранение и политики</text:p>
          </draw:text-box>
        </draw:frame>
        <draw:frame presentation:style-name="pr7" draw:text-style-name="P10" draw:layer="layout" svg:width="25.199cm" svg:height="12.179cm" svg:x="1.2cm" svg:y="4.8cm" presentation:class="outline">
          <draw:text-box>
            <text:list text:style-name="L4">
              <text:list-item>
                <text:p>Удаление лишних копий</text:p>
              </text:list-item>
              <text:list-item>
                <text:p>Политики хранения</text:p>
              </text:list-item>
              <text:list-item>
                <text:p>Закрепление копий</text:p>
              </text:list-item>
              <text:list-item>
                <text:p>Политика хранения WAL</text:p>
              </text:list-item>
            </text:list>
          </draw:text-box>
        </draw:frame>
        <presentation:notes draw:style-name="dp2">
          <draw:page-thumbnail draw:style-name="gr2" draw:layer="layout" svg:width="14.848cm" svg:height="11.136cm" svg:x="3.075cm" svg:y="2.257cm" draw:page-number="32" presentation:class="page"/>
          <draw:frame presentation:style-name="pr8" draw:text-style-name="P11" draw:layer="layout" svg:width="16.799cm" svg:height="13.364cm" svg:x="2.1cm" svg:y="14.107cm" presentation:class="notes" presentation:placeholder="true">
            <draw:text-box/>
          </draw:frame>
        </presentation:notes>
      </draw:page>
      <draw:page draw:name="page33" draw:style-name="dp1" draw:master-page-name="master_5f_" presentation:presentation-page-layout-name="AL2T14">
        <office:forms form:automatic-focus="false" form:apply-design-mode="false"/>
        <draw:frame presentation:style-name="pr12" draw:text-style-name="P1" draw:layer="layout" svg:width="19.8cm" svg:height="1.737cm" svg:x="1.4cm" svg:y="0.837cm" presentation:class="title">
          <draw:text-box>
            <text:p><text:span text:style-name="T2">Удаление лишних копий</text:span></text:p>
          </draw:text-box>
        </draw:frame>
        <draw:frame presentation:style-name="pr13" draw:text-style-name="P10" draw:layer="layout" svg:width="25.6cm" svg:height="6.868cm" svg:x="1.2cm" svg:y="12.07cm" presentation:class="outline" presentation:user-transformed="true">
          <draw:text-box>
            <text:list text:style-name="L3">
              <text:list-item>
                <text:p text:style-name="P22">По умолчанию все резервные копии хранятся в каталоге копий, занимая пространство хранения</text:p>
              </text:list-item>
              <text:list-item>
                <text:p text:style-name="P22">Можно установить количество хранимых копий и окно удержания копий в днях</text:p>
              </text:list-item>
              <text:list-item>
                <text:p text:style-name="P22">Автоматическое удаление устаревших копий обеспечивает политика хранения</text:p>
              </text:list-item>
            </text:list>
          </draw:text-box>
        </draw:frame>
        <draw:custom-shape draw:style-name="gr12" draw:text-style-name="P25" xml:id="id18" draw:id="id18" draw:layer="layout" svg:width="4.991cm" svg:height="3.98cm" svg:x="16.184cm" svg:y="4.66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8" draw:text-style-name="P32" xml:id="id17" draw:id="id17" draw:layer="layout" svg:width="3.22cm" svg:height="4.311cm" svg:x="6.452cm" svg:y="4.3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6" draw:layer="layout" svg:width="18.715cm" svg:height="6.633cm" svg:x="4.643cm" svg:y="4.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27" draw:layer="layout" svg:x1="8.062cm" svg:y1="8.644cm" svg:x2="18.68cm" svg:y2="8.329cm" draw:start-shape="id17" draw:start-glue-point="7" draw:end-shape="id18" draw:end-glue-point="6" svg:d="M8062 8644v527h10618v-842" svg:viewBox="0 0 10619 843">
          <text:p/>
        </draw:connector>
        <draw:custom-shape draw:style-name="gr19" draw:text-style-name="P32" draw:layer="layout" svg:width="1.884cm" svg:height="2.132cm" svg:x="16.537cm" svg:y="6.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43" draw:layer="layout" svg:width="1.884cm" svg:height="2.132cm" svg:x="18.535cm" svg:y="4.88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3" draw:text-style-name="P27" draw:layer="layout" svg:x1="20.418cm" svg:y1="5.916cm" svg:x2="24.537cm" svg:y2="5.866cm">
          <text:p/>
        </draw:line>
        <draw:line draw:style-name="gr44" draw:text-style-name="P27" draw:layer="layout" svg:x1="24.088cm" svg:y1="5.093cm" svg:x2="25.785cm" svg:y2="6.815cm">
          <text:p/>
        </draw:line>
        <draw:line draw:style-name="gr44" draw:text-style-name="P27" draw:layer="layout" svg:x1="25.697cm" svg:y1="5.015cm" svg:x2="24.176cm" svg:y2="6.894cm">
          <text:p/>
        </draw:line>
        <presentation:notes draw:style-name="dp2">
          <draw:page-thumbnail draw:style-name="gr2" draw:layer="layout" svg:width="14.848cm" svg:height="11.136cm" svg:x="3.075cm" svg:y="2.257cm" draw:page-number="33" presentation:class="page"/>
          <draw:frame presentation:style-name="pr11" draw:text-style-name="P23" draw:layer="layout" svg:width="16.799cm" svg:height="13.364cm" svg:x="2.1cm" svg:y="14.107cm" presentation:class="notes" presentation:user-transformed="true">
            <draw:text-box>
              <text:p text:style-name="P28"><text:span text:style-name="T17">Утилита pg_probackup предоставляет возможность реализации политик хранения резервных копий, в соответствии с которыми могут удаляться устаревшие копии и ненужные сегменты WAL. Настройка политики определяется количеством полных резервных копий, которые должны сохраняться в каталоге до автоматического удаления устаревших копий, а также окном удержания. Окно удержания определяет самый ранний момент времени, на который pg_probackup может выполнить восстановление. Окно удержания ограничивает количество дней сохранения избыточных копий в каталоге.</text:span></text:p>
              <text:p text:style-name="P28"><text:span text:style-name="T17">Например, если окно удержания установлено в значение 7 дней, то в каталоге должна сохраняться минимум одна копия старше 7 дней с соответствующими файлами WAL и цепочкой инкрементальных копий.</text:span></text:p>
            </draw:text-box>
          </draw:frame>
        </presentation:notes>
      </draw:page>
      <draw:page draw:name="page34"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Политики хранения</text:p>
          </draw:text-box>
        </draw:frame>
        <draw:frame presentation:style-name="pr10" draw:text-style-name="P10" draw:layer="layout" svg:width="25.6cm" svg:height="14.4cm" svg:x="1.2cm" svg:y="4.8cm" presentation:class="outline" presentation:user-transformed="true">
          <draw:text-box>
            <text:list text:style-name="L3">
              <text:list-item>
                <text:p text:style-name="P10">Политика хранения задается параметрами:</text:p>
              </text:list-item>
            </text:list>
            <text:list text:style-name="L1">
              <text:list-item>
                <text:p text:style-name="P10">--retention-redundancy - количество полных резервных копий, которое должно сохраняться в каталоге копий</text:p>
              </text:list-item>
              <text:list-item>
                <text:p text:style-name="P10">--retention-window - количество дней от текущего момента до самый раннего момента времени в прошлом, к которому может быть выполнено восстановление</text:p>
              </text:list-item>
            </text:list>
            <text:p text:style-name="P10">Могут быть одновременно заданы оба этих параметра</text:p>
            <text:p text:style-name="P10">Параметры могут быть заданы непосредственно в командной строке pg_probackup в режимах backup или delete</text:p>
            <text:p text:style-name="P10">Можно эти параметры сохранить в конфигурации, используя set-config</text:p>
          </draw:text-box>
        </draw:frame>
        <presentation:notes draw:style-name="dp2">
          <draw:page-thumbnail draw:style-name="gr2" draw:layer="layout" svg:width="14.848cm" svg:height="11.136cm" svg:x="3.075cm" svg:y="2.257cm" draw:page-number="34" presentation:class="page"/>
          <draw:frame presentation:style-name="pr11" draw:text-style-name="P45" draw:layer="layout" svg:width="16.799cm" svg:height="13.364cm" svg:x="2.1cm" svg:y="14.107cm" presentation:class="notes" presentation:user-transformed="true">
            <draw:text-box>
              <text:p text:style-name="P44"><text:span text:style-name="T15">Политики хранения копий настраиваются посредством указания количества сохраняемых избыточных копий, а также заданием окна удержания, фактически определяющего на какой самый ранний момент времени возможно восстановление с помощью сохраняющихся в каталоге копий. Все устаревшие копии будут автоматически удаляться при выполнении команды pg_probackup в режимах backup и delete.</text:span></text:p>
              <text:p text:style-name="P44"><text:span text:style-name="T15">Политику можно задать с помощью set-config или же непосредственно в командной строке с помощью опций.</text:span></text:p>
              <text:p text:style-name="P44"><text:span text:style-name="T15">Также можно указать количество резервных копий на каждой линии времени, которое должно сохраняться для обеспечения возможности восстановления PITR. </text:span></text:p>
              <text:p text:style-name="P44"><text:span text:style-name="T15">Можно удалять старые файлы сегментов WAL, которые не являются необходимыми для восстановления кластера из имеющихся резервных копий.</text:span></text:p>
              <text:p text:style-name="P44"><text:span text:style-name="T15">Устаревшие копии можно не только автоматически удалять. Вместо этого можно объединить самую старую инкрементальную копию, удовлетворяющую требованиям политики хранения, с её родительскими копиями, срок хранения которых истёк. Для этого предназначена опция --merge-expired.</text:span></text:p>
              <text:p text:style-name="P44"><text:span text:style-name="T15">Еще одна полезная опция --dry-run. При ее использовании выводится текущее состояние всех имеющихся резервных копий, но никакие операции с самими копиями при этом не производятся.</text:span></text:p>
            </draw:text-box>
          </draw:frame>
        </presentation:notes>
      </draw:page>
      <draw:page draw:name="page35"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Закрепление копий</text:p>
          </draw:text-box>
        </draw:frame>
        <draw:frame presentation:style-name="pr10" draw:text-style-name="P10" draw:layer="layout" svg:width="25.6cm" svg:height="14.4cm" svg:x="1.2cm" svg:y="4.8cm" presentation:class="outline" presentation:user-transformed="true">
          <draw:text-box>
            <text:list text:style-name="L3">
              <text:list-item>
                <text:p>Закрепление резервных копий позволяет хранить заданные копии дольше, чем допускает установленная политика хранения</text:p>
              </text:list-item>
              <text:list-item>
                <text:p>Имеется два параметра для закрепления:</text:p>
              </text:list-item>
            </text:list>
            <text:list text:style-name="L1">
              <text:list-item>
                <text:p>--ttl - время закрепления в секундах (по умолчанию), если нуль - сброс ранее установленного значения</text:p>
              </text:list-item>
              <text:list-item>
                <text:p>--expire-time - момент времени, до которого будет храниться резервная копия в формате ISO-8601</text:p>
              </text:list-item>
            </text:list>
            <text:p>Опции для закрепления копий можно использовать в режимах backup и set-backup</text:p>
          </draw:text-box>
        </draw:frame>
        <presentation:notes draw:style-name="dp2">
          <draw:page-thumbnail draw:style-name="gr2" draw:layer="layout" svg:width="14.848cm" svg:height="11.136cm" svg:x="3.075cm" svg:y="2.257cm" draw:page-number="35" presentation:class="page"/>
          <draw:frame presentation:style-name="pr11" draw:text-style-name="P45" draw:layer="layout" svg:width="16.799cm" svg:height="13.364cm" svg:x="2.1cm" svg:y="14.107cm" presentation:class="notes" presentation:user-transformed="true">
            <draw:text-box>
              <text:p text:style-name="P28"><text:span text:style-name="T15">При необходимости хранения каких-либо копий на более длительный строк, чем допускает установленная политика хранения, можно дополнительно закрепить их на определённое время.</text:span></text:p>
              <text:p text:style-name="P28"><text:span text:style-name="T15">Закрепление можно выполнять, настроив конфигурацию в режиме set-backup, а также непосредственно при выполнении backup.</text:span></text:p>
              <text:p text:style-name="P28"><text:span text:style-name="T15">Опция --ttl задает требуемое время жизни копии. Поддерживаются следующие единицы измерения: ms (миллисекунды), s (секунды), min (минуты), h (часы), d (дни). По умолчанию - секунды.</text:span></text:p>
              <text:p text:style-name="P28"><text:span text:style-name="T15">Отменить закрепление копии можно, передав в параметре --ttl ноль.</text:span></text:p>
              <text:p text:style-name="P28"><text:span text:style-name="T15">Другой вариант - явно задать время истечения срока хранения копии, воспользовавшись опцией --expire-time.</text:span></text:p>
              <text:p text:style-name="P28"><text:span text:style-name="T15">Определить, закреплена ли копия, можно с помощью команды show команды pg_probackup. Если копия закреплена, у неё есть атрибут expire-time, содержащий время окончания срока её хранения.</text:span></text:p>
            </draw:text-box>
          </draw:frame>
        </presentation:notes>
      </draw:page>
      <draw:page draw:name="page36"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Политика хранения WAL</text:p>
          </draw:text-box>
        </draw:frame>
        <draw:frame presentation:style-name="pr10" draw:text-style-name="P10" draw:layer="layout" svg:width="25.6cm" svg:height="14.4cm" svg:x="1.2cm" svg:y="4.8cm" presentation:class="outline">
          <draw:text-box>
            <text:list text:style-name="L3">
              <text:list-item>
                <text:p>При непрерывном архивировании WAL сегменты не могут бесконечно накапливаться в хранилище</text:p>
              </text:list-item>
              <text:list-item>
                <text:p>Удаление устаревших резервных копий с опцией --delete-wal также удаляет сегменты WAL, которые не относятся ни к какой копии из остающихся в каталоге</text:p>
              </text:list-item>
              <text:list-item>
                <text:p>Политика хранения архива WAL позволяет ограничить глубину архива и сэкономить место в хранилище</text:p>
              </text:list-item>
              <text:list-item>
                <text:p>Такую политику можно использовать, например, если восстановление на момент времени требуется лишь для последних выполненных резервных копий</text:p>
              </text:list-item>
              <text:list-item>
                <text:p>Политика задается в режиме set-config опцией --wal-depth, задающей количество копий, могущих использоваться для PITR</text:p>
              </text:list-item>
            </text:list>
          </draw:text-box>
        </draw:frame>
        <presentation:notes draw:style-name="dp2">
          <draw:page-thumbnail draw:style-name="gr2" draw:layer="layout" svg:width="14.848cm" svg:height="11.136cm" svg:x="3.075cm" svg:y="2.257cm" draw:page-number="36" presentation:class="page"/>
          <draw:frame presentation:style-name="pr11" draw:text-style-name="P20" draw:layer="layout" svg:width="16.799cm" svg:height="13.364cm" svg:x="2.1cm" svg:y="14.107cm" presentation:class="notes" presentation:user-transformed="true">
            <draw:text-box>
              <text:p text:style-name="P28"><text:span text:style-name="T15">При работе в режиме непрерывного архивирования WAL, сегменты WAL накапливаются в хранилище. Но его емкость ограничена. Можно удалять устаревшие резервные копии с опцией --delete-wal. Однако при этом удаляются только те сегменты WAL, которые не относятся ни к какой из резервных копий в каталоге. Если возможность восстановления на момент времени нужна только для самых недавних резервных копий, то можно настроить политику хранения архива WAL для ограничения глубину архива и экономии пространства хранения.</text:span></text:p>
              <text:p text:style-name="P28"><text:span text:style-name="T15">Политику хранения архива WAL настраивают в режиме set-config команды pg_probackup с опцией --wal-depth, задающим количество копий, которые могут быть использованы для PITR. Установленная политика действует для всех линий времени, поэтому можно выполнять PITR для одинакового количества копий на каждой линии времени. Закреплённые копии в этом числе не учитываются: если закрепляется одна из последних копий, pg_probackup обеспечивает возможность PITR для каждой дополнительной копии.</text:span></text:p>
              <text:p text:style-name="P28"><text:span text:style-name="T15">Также можно удалить сегменты WAL, не удовлетворяющие заданной политике хранения архива WAL, выполнением команды pg_probackup в режимах delete или backup с опцией --delete-wal.</text:span></text:p>
              <text:p text:style-name="P28"><text:span text:style-name="T15"/></text:p>
            </draw:text-box>
          </draw:frame>
        </presentation:notes>
      </draw:page>
      <draw:page draw:name="page37"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37" presentation:class="page"/>
          <draw:frame presentation:style-name="pr18" draw:text-style-name="P31" draw:layer="layout" svg:width="16.799cm" svg:height="13.364cm" svg:x="2.1cm" svg:y="14.107cm" presentation:class="notes" presentation:placeholder="true">
            <draw:text-box/>
          </draw:frame>
        </presentation:notes>
      </draw:page>
      <draw:page draw:name="page38" draw:style-name="dp1" draw:master-page-name="master_5f_" presentation:presentation-page-layout-name="AL1T1">
        <office:forms form:automatic-focus="false" form:apply-design-mode="false"/>
        <draw:frame presentation:style-name="pr9" draw:text-style-name="P10" draw:layer="layout" svg:width="19.8cm" svg:height="1.737cm" svg:x="1.4cm" svg:y="0.837cm" presentation:class="title" presentation:user-transformed="true">
          <draw:text-box>
            <text:p>Журнал отчета</text:p>
          </draw:text-box>
        </draw:frame>
        <draw:frame presentation:style-name="pr10" draw:text-style-name="P10" draw:layer="layout" svg:width="25.6cm" svg:height="14.4cm" svg:x="1.2cm" svg:y="4.8cm" presentation:class="outline" presentation:user-transformed="true">
          <draw:text-box>
            <text:list text:style-name="L3">
              <text:list-item>
                <text:p text:style-name="P10">Сообщения pg_probackup по умолчанию выводятся на консоль в стандартный поток вывода ошибок stderr</text:p>
              </text:list-item>
              <text:list-item>
                <text:p text:style-name="P10">Можно выводить сообщения в файл журнала, наименование и расположение которого задаются параметрами настройки</text:p>
              </text:list-item>
              <text:list-item>
                <text:p text:style-name="P10">Ротация журнала выполняется либо по достижении заданного размера, либо ограничением времени жизни журнала</text:p>
              </text:list-item>
              <text:list-item>
                <text:p text:style-name="P10">Уровни важности сообщений, выводимых на консоль и в файл журнала отчета настраиваются отдельно</text:p>
              </text:list-item>
              <text:list-item>
                <text:p text:style-name="P10">Отдельно от консоли и журнала сообщений можно записывать сообщения об ошибках в журналы ошибок, имена которых задают с помощью шаблонов</text:p>
              </text:list-item>
            </text:list>
          </draw:text-box>
        </draw:frame>
        <presentation:notes draw:style-name="dp2">
          <draw:page-thumbnail draw:style-name="gr2" draw:layer="layout" svg:width="14.848cm" svg:height="11.136cm" svg:x="3.075cm" svg:y="2.257cm" draw:page-number="38" presentation:class="page"/>
          <draw:frame presentation:style-name="pr11" draw:text-style-name="P20" draw:layer="layout" svg:width="16.799cm" svg:height="13.364cm" svg:x="2.1cm" svg:y="14.107cm" presentation:class="notes" presentation:user-transformed="true">
            <draw:text-box>
              <text:p text:style-name="P28"><text:span text:style-name="T20">При работе pg_probackup сообщения </text:span><text:span text:style-name="T15">с уровнем важности info и выше выводятся по умолчанию на консоль в стандартный поток вывода ошибок stderr. В pg_probackup всего определены следующие уровни важности сообщений: verbose, log, info, warning, error и off.</text:span></text:p>
              <text:p text:style-name="P28"><text:span text:style-name="T15">Настраивать фильтрацию сообщений, выводящиеся в stderr, по уровню важности можно посредством --log-level-console.</text:span></text:p>
              <text:p text:style-name="P28"><text:span text:style-name="T15">Если требуется выполнять запись сообщений в журнал отчета, то следует задать имя файла с помощью --log-filename. По умолчанию этот файл будет расположен в подкаталоге log каталога резервных копий. Однако, используя --log-directory, расположение журнала можно переопределить. </text:span></text:p>
              <text:p text:style-name="P28"><text:span text:style-name="T15">Для файла журнала имеется отдельная настройка фильтрации сообщений по уровню важности --log-level-file.</text:span></text:p>
              <text:p text:style-name="P28"><text:span text:style-name="T20">Вывод сообщений как на консоль, так и в журнал, </text:span><text:span text:style-name="T15">можно вести в обычном текстовом виде или же в формате JSON.</text:span></text:p>
              <text:p text:style-name="P28"><text:span text:style-name="T15">Настройка --error-log-filename предназначена для указания отдельных файлов для ведения журналов ошибок.</text:span></text:p>
              <text:p text:style-name="P28"><text:span text:style-name="T15">Чтобы журналы отчета не разрастались бесконтрольно следует выполнять своевременную ротацию. Она может происходить по достижении указанного размера файла журнала отчета, либо же по достижении максимального разрешенного времени жизни журнала.</text:span></text:p>
            </draw:text-box>
          </draw:frame>
        </presentation:notes>
      </draw:page>
      <draw:page draw:name="page39" draw:style-name="dp1" draw:master-page-name="master_5f__5f_" presentation:presentation-page-layout-name="AL1T1">
        <office:forms form:automatic-focus="false" form:apply-design-mode="false"/>
        <draw:frame presentation:style-name="pr16" draw:text-style-name="P1" draw:layer="layout" svg:width="19.8cm" svg:height="1.741cm" svg:x="1.2cm" svg:y="0.737cm" presentation:class="title" presentation:user-transformed="true">
          <draw:text-box>
            <text:p><text:span text:style-name="T2">Демонстр</text:span><text:span text:style-name="T2">ация</text:span></text:p>
          </draw:text-box>
        </draw:frame>
        <draw:frame presentation:style-name="pr17" draw:text-style-name="P1" draw:layer="layout" svg:width="25.6cm" svg:height="14.4cm" svg:x="1.2cm" svg:y="4.8cm" presentation:class="outline" presentation:placeholder="true" presentation:user-transformed="true">
          <draw:text-box/>
        </draw:frame>
        <draw:frame draw:style-name="gr17" draw:text-style-name="P30" draw:layer="layout" svg:width="17.893cm" svg:height="11.728cm" svg:x="5.054cm" svg:y="6.182cm">
          <draw:image xlink:href="Pictures/10000001000001B9000001219F9F77CFE0FDB8A0.png" xlink:type="simple" xlink:show="embed" xlink:actuate="onLoad" draw:mime-type="image/png">
            <text:p text:style-name="P29"><text:span text:style-name="T18"/></text:p>
            <text:p text:style-name="P29"><text:span text:style-name="T18"/></text:p>
            <text:p text:style-name="P29"><text:span text:style-name="T18"/></text:p>
            <text:p text:style-name="P29"><text:span text:style-name="T18"><text:s text:c="11"/></text:span><text:span text:style-name="T18">$ psql</text:span></text:p>
            <text:p text:style-name="P29"><text:span text:style-name="T18"><text:s text:c="11"/></text:span><text:span text:style-name="T18">postgres=#</text:span></text:p>
          </draw:image>
        </draw:frame>
        <presentation:notes draw:style-name="dp2">
          <draw:page-thumbnail draw:style-name="gr2" draw:layer="layout" svg:width="14.848cm" svg:height="11.136cm" svg:x="3.075cm" svg:y="2.257cm" draw:page-number="39" presentation:class="page"/>
          <draw:frame presentation:style-name="pr18" draw:text-style-name="P31" draw:layer="layout" svg:width="16.799cm" svg:height="13.364cm" svg:x="2.1cm" svg:y="14.107cm" presentation:class="notes" presentation:placeholder="true">
            <draw:text-box/>
          </draw:frame>
        </presentation:notes>
      </draw:page>
      <draw:page draw:name="page40" draw:style-name="dp1" draw:master-page-name="master_5f_" presentation:presentation-page-layout-name="AL1T1">
        <office:forms form:automatic-focus="false" form:apply-design-mode="false"/>
        <draw:frame presentation:style-name="pr19" draw:text-style-name="P1" draw:layer="layout" svg:width="19.8cm" svg:height="1.741cm" svg:x="1.2cm" svg:y="0.737cm" presentation:class="title" presentation:user-transformed="true">
          <draw:text-box>
            <text:p><text:span text:style-name="T2">Итоги</text:span></text:p>
          </draw:text-box>
        </draw:frame>
        <draw:frame presentation:style-name="pr20" draw:text-style-name="P47" draw:layer="layout" svg:width="25.6cm" svg:height="14.4cm" svg:x="1.2cm" svg:y="4.8cm" presentation:class="outline" presentation:user-transformed="true">
          <draw:text-box>
            <text:list text:style-name="L3">
              <text:list-item>
                <text:p text:style-name="P46"><text:span text:style-name="T23">Утилита pg_probackup - средство резервного копирования и восстановления</text:span></text:p>
              </text:list-item>
              <text:list-item>
                <text:p text:style-name="P46"><text:span text:style-name="T23">Работает как в локальном, так и в удаленном режиме посредством SSH, когда каталог резервных копий находится на выделенном сервере</text:span></text:p>
              </text:list-item>
              <text:list-item>
                <text:p text:style-name="P46"><text:span text:style-name="T23">Поддерживается как полное резервирование, так и инкрементальное в трех разновидностях: DELTA, PAGE и PTRACK</text:span></text:p>
              </text:list-item>
              <text:list-item>
                <text:p><text:span text:style-name="T23">Резервное копирование и восстановление может использовать потоковый режим, а также архив журналов WAL, который обслуживает также pg_probackup</text:span></text:p>
              </text:list-item>
              <text:list-item>
                <text:p><text:span text:style-name="T23">Утилита pg_probackup способна устанавливать время жизни копий, глубину архива WAL и политики удержания копий</text:span></text:p>
              </text:list-item>
              <text:list-item>
                <text:p text:style-name="P46"><text:span text:style-name="T23"/></text:p>
                <text:p text:style-name="P46"><text:span text:style-name="T23"/></text:p>
              </text:list-item>
            </text:list>
          </draw:text-box>
        </draw:frame>
        <presentation:notes draw:style-name="dp2">
          <draw:page-thumbnail draw:style-name="gr2" draw:layer="layout" svg:width="14.848cm" svg:height="11.136cm" svg:x="3.075cm" svg:y="2.257cm" draw:page-number="40" presentation:class="page"/>
          <draw:frame presentation:style-name="pr21" draw:text-style-name="P48" draw:layer="layout" svg:width="16.799cm" svg:height="13.364cm" svg:x="2.1cm" svg:y="14.107cm" presentation:class="notes" presentation:placeholder="true">
            <draw:text-box/>
          </draw:frame>
        </presentation:notes>
      </draw:page>
      <draw:page draw:name="page41" draw:style-name="dp1" draw:master-page-name="master_5f_" presentation:presentation-page-layout-name="AL1T1">
        <office:forms form:automatic-focus="false" form:apply-design-mode="false"/>
        <draw:frame presentation:style-name="pr3" draw:text-style-name="P1" draw:layer="layout" svg:width="19.8cm" svg:height="1.741cm" svg:x="1.2cm" svg:y="0.737cm" presentation:class="title" presentation:user-transformed="true">
          <draw:text-box>
            <text:p><text:span text:style-name="T2">Практика</text:span></text:p>
          </draw:text-box>
        </draw:frame>
        <draw:frame presentation:style-name="pr22" draw:text-style-name="P49" draw:layer="layout" svg:width="25.6cm" svg:height="14.4cm" svg:x="1.2cm" svg:y="4.8cm" presentation:class="outline">
          <draw:text-box>
            <text:list text:style-name="L5">
              <text:list-item>
                <text:list>
                  <text:list-item>
                    <text:p><text:span text:style-name="T24">Подготовьте каталог резервных копий и зарегистрируйте в нем копируемый экземпляр.</text:span></text:p>
                  </text:list-item>
                  <text:list-item>
                    <text:p><text:span text:style-name="T24">Зарегистрируйте роль backup и создайте базу данных backup.</text:span></text:p>
                  </text:list-item>
                  <text:list-item>
                    <text:p><text:span text:style-name="T24">Подготовьте экземпляр к работе в режиме архивирования WAL в удаленном режиме.</text:span></text:p>
                  </text:list-item>
                  <text:list-item>
                    <text:p><text:span text:style-name="T24">Подключите и настройте PTRACK.</text:span></text:p>
                  </text:list-item>
                  <text:list-item>
                    <text:p><text:span text:style-name="T24">Сравните время, затрачиваемое на создания полной и инкрементальных копий в режимах DELTA, PAGE и PTRACK.</text:span></text:p>
                  </text:list-item>
                  <text:list-item>
                    <text:p><text:span text:style-name="T24">Добавьте сжатие и проведите такие же измерения времени на создание копий.</text:span></text:p>
                  </text:list-item>
                  <text:list-item>
                    <text:p><text:span text:style-name="T24">Восстановитесь из последней сжатой инкрементальной копии. </text:span></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23" draw:text-style-name="P48" draw:layer="layout" svg:width="16.799cm" svg:height="14.08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family-generic="roma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Arial" style:font-family-generic="swiss" style:font-pitch="variable"/>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iberation Serif4" svg:font-family="'Liberation Serif'" style:font-pitch="variable"/>
    <style:font-face style:name="Liberation Serif5" svg:font-family="'Liberation Serif'" style:font-family-generic="roman"/>
    <style:font-face style:name="Liberation Serif6" svg:font-family="'Liberation Serif'" style:font-adornments="Regular" style:font-family-generic="roman"/>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fill-image draw:name="_35__20_Percent" draw:display-name="5 Percent" xlink:href="Pictures/10000000000000080000000820A1E16DA75ED138.png" xlink:type="simple" xlink:show="embed" xlink:actuate="onLoad"/>
    <draw:fill-image draw:name="Bitmap_20_1" draw:display-name="Bitmap 1" xlink:href="Pictures/1000000000000008000000089455068C8912389A.png" xlink:type="simple" xlink:show="embed" xlink:actuate="onLoad"/>
    <draw:fill-image draw:name="Empty" xlink:href="Pictures/1000000000000008000000089442829B9654ACBA.png" xlink:type="simple" xlink:show="embed" xlink:actuate="onLoad"/>
    <draw:fill-image draw:name="background" xlink:href="Pictures/10000000000007D00000060AA375D3AC77E910BC.jpg" xlink:type="simple" xlink:show="embed" xlink:actuate="onLoad"/>
    <draw:opacity draw:name="Transparency_20_2" draw:display-name="Transparency 2" draw:style="linear" draw:start="100%" draw:end="50%" draw:angle="0deg" draw:border="25%"/>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ru" fo:country="RU"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1"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fo:language="zxx" fo:country="none" style:language-asian="zxx" style:country-asian="none" style:font-name-complex="Lohit Devanagari2" style:font-family-complex="'Lohit Devanagari'"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203cm" fo:text-indent="0cm"/>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cm" fo:margin-bottom="0.152cm"/>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bitmap" draw:fill-image-name="background" draw:fill-image-width="0cm" draw:fill-image-height="0cm" style:repeat="stretch"/>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draw:auto-grow-height="false" draw:fit-to-size="false" style:shrink-to-fit="tru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horizontal-align="left" draw:textarea-vertical-align="top">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8pt" fo:font-style="normal" fo:text-shadow="none" style:text-underline-style="none" fo:font-weight="normal" style:letter-kerning="true" style:font-name-asian="Droid Sans Fallback1" style:font-family-asian="'Droid Sans Fallback'" style:font-family-generic-asian="system" style:font-pitch-asian="variable" style:font-size-asian="48pt" style:font-style-asian="normal" style:font-weight-asian="normal" style:font-name-complex="FreeSans1"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4"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4"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4"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4"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4"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4"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4"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left="0cm" fo:margin-right="0cm" fo:margin-top="0cm" fo:margin-bottom="0.1cm" fo:text-indent="0cm"/>
      <style:text-properties fo:font-size="20pt" style:font-size-asian="20pt" style:font-size-complex="20pt"/>
    </style:style>
    <style:style style:name="master_5f_-outline9" style:display-name="master_-outline9" style:family="presentation" style:parent-style-name="master_5f_-outline8">
      <style:paragraph-properties fo:margin-left="0cm" fo:margin-right="0cm" fo:margin-top="0cm" fo:margin-bottom="0.1cm" fo:text-indent="0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_5f_-background" style:display-name="master__-background" style:family="presentation">
      <style:graphic-properties draw:stroke="none" draw:fill="none"/>
      <style:text-properties style:letter-kerning="true"/>
    </style:style>
    <style:style style:name="master_5f__5f_-backgroundobjects" style:display-name="master__-backgroundobjects" style:family="presentation">
      <style:graphic-properties draw:textarea-horizontal-align="justify" draw:shadow="hidden" draw:shadow-offset-x="0.2cm" draw:shadow-offset-y="0.2cm" draw:shadow-color="#808080"/>
      <style:text-properties style:letter-kerning="true"/>
    </style:style>
    <style:style style:name="master_5f__5f_-notes" style:display-name="master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_5f_-outline1" style:display-name="master__-outline1" style:family="presentation">
      <style:graphic-properties draw:stroke="none" draw:fill="none" draw:auto-grow-height="false" draw:fit-to-size="false" style:shrink-to-fit="true">
        <text:list-style style:name="master_5f__5f_-outline1" style:display-name="master_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_5f_-outline2" style:display-name="master__-outline2" style:family="presentation" style:parent-style-name="master_5f__5f_-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master_5f__5f_-outline3" style:display-name="master__-outline3" style:family="presentation" style:parent-style-name="master_5f__5f_-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master_5f__5f_-outline4" style:display-name="master__-outline4" style:family="presentation" style:parent-style-name="master_5f__5f_-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master_5f__5f_-outline5" style:display-name="master__-outline5" style:family="presentation" style:parent-style-name="master_5f__5f_-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outline6" style:display-name="master__-outline6" style:family="presentation" style:parent-style-name="master_5f__5f_-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outline7" style:display-name="master__-outline7" style:family="presentation" style:parent-style-name="master_5f__5f_-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outline8" style:display-name="master__-outline8" style:family="presentation" style:parent-style-name="master_5f__5f_-outline7">
      <style:paragraph-properties fo:margin-left="0cm" fo:margin-right="0cm" fo:margin-top="0cm" fo:margin-bottom="0.1cm" fo:text-indent="0cm"/>
      <style:text-properties fo:font-size="20pt" style:font-size-asian="20pt" style:font-size-complex="20pt"/>
    </style:style>
    <style:style style:name="master_5f__5f_-outline9" style:display-name="master__-outline9" style:family="presentation" style:parent-style-name="master_5f__5f_-outline8">
      <style:paragraph-properties fo:margin-left="0cm" fo:margin-right="0cm" fo:margin-top="0cm" fo:margin-bottom="0.1cm" fo:text-indent="0cm"/>
      <style:text-properties fo:font-size="20pt" style:font-size-asian="20pt" style:font-size-complex="20pt"/>
    </style:style>
    <style:style style:name="master_5f__5f_-subtitle" style:display-name="master__-subtitle" style:family="presentation">
      <style:graphic-properties draw:stroke="none" draw:fill="none" draw:textarea-vertical-align="middle">
        <text:list-style style:name="master_5f__5f_-subtitle" style:display-name="mast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_5f_-title" style:display-name="master__-title" style:family="presentation">
      <style:graphic-properties draw:stroke="none" draw:fill="none" draw:textarea-horizontal-align="left" draw:textarea-vertical-align="top">
        <text:list-style style:name="master_5f__5f_-title" style:display-name="mast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draw:fill-image-width="0cm" draw:fill-image-height="0cm" style:repeat="stretch"/>
    </style:style>
    <style:style style:name="Mdp3" style:family="drawing-page">
      <style:drawing-page-properties draw:background-size="border" draw:fill="bitmap" draw:fill-image-name="Empty" draw:fill-image-width="21.33cm" draw:fill-image-height="16cm" style:repeat="no-repeat" draw:fill-image-ref-point-y="10%" draw:fill-image-ref-point="botto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standard">
      <style:graphic-properties draw:stroke="none" draw:fill-color="#000033" draw:textarea-vertical-align="middle" draw:auto-grow-height="fals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backgroundobjects">
      <style:graphic-properties draw:stroke="none" draw:fill="none" draw:fill-color="#ffffff" draw:auto-grow-height="false" fo:min-height="1.485cm"/>
      <style:paragraph-properties style:writing-mode="lr-tb"/>
    </style:style>
    <style:style style:name="Mpr6" style:family="presentation" style:parent-style-name="master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8" style:family="presentation" style:parent-style-name="master1_5f_-backgroundobjects">
      <style:graphic-properties draw:stroke="none" draw:fill="none" draw:fill-color="#ffffff" draw:auto-grow-height="false" fo:min-height="1.485cm"/>
      <style:paragraph-properties style:writing-mode="lr-tb"/>
    </style:style>
    <style:style style:name="Mpr9"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11" style:family="presentation" style:parent-style-name="template21-outline1">
      <style:graphic-properties fo:min-height="12.18cm"/>
      <style:paragraph-properties style:writing-mode="lr-tb"/>
    </style:style>
    <style:style style:name="Mpr12" style:family="presentation" style:parent-style-name="template21-backgroundobjects">
      <style:graphic-properties draw:stroke="none" draw:fill="solid" draw:fill-color="#000033" draw:textarea-vertical-align="middle" draw:auto-grow-height="false" fo:min-height="2.8cm" fo:min-width="28cm"/>
    </style:style>
    <style:style style:name="Mpr13" style:family="presentation" style:parent-style-name="template21-title">
      <style:graphic-properties draw:auto-grow-height="false" fo:min-height="3.507cm"/>
      <style:paragraph-properties style:writing-mode="lr-tb"/>
    </style:style>
    <style:style style:name="Mpr14" style:family="presentation" style:parent-style-name="template21-backgroundobjects">
      <style:graphic-properties draw:stroke="none" draw:fill="none" draw:fill-color="#ffffff" draw:auto-grow-height="false" fo:min-height="1.485cm"/>
      <style:paragraph-properties style:writing-mode="lr-tb"/>
    </style:style>
    <style:style style:name="Mpr15"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17" style:family="presentation" style:parent-style-name="master_5f_-outline1">
      <style:graphic-properties fo:min-height="12.18cm"/>
      <style:paragraph-properties style:writing-mode="lr-tb"/>
    </style:style>
    <style:style style:name="Mpr18" style:family="presentation" style:parent-style-name="master_5f_-backgroundobjects">
      <style:graphic-properties draw:stroke="none" draw:fill="none" draw:fill-color="#ffffff" draw:auto-grow-height="false" fo:min-height="1.485cm"/>
      <style:paragraph-properties style:writing-mode="lr-tb"/>
    </style:style>
    <style:style style:name="Mpr19"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master_5f__5f_-backgroundobjects">
      <style:graphic-properties draw:stroke="none" draw:fill="gradient" draw:fill-color="#f0e6ff" draw:fill-gradient-name="Gradient_20_2" draw:textarea-vertical-align="middle" draw:auto-grow-height="false" fo:min-height="2.8cm" fo:min-width="28cm"/>
    </style:style>
    <style:style style:name="Mpr21" style:family="presentation" style:parent-style-name="master_5f__5f_-outline1">
      <style:graphic-properties fo:min-height="12.18cm"/>
      <style:paragraph-properties style:writing-mode="lr-tb"/>
    </style:style>
    <style:style style:name="Mpr22" style:family="presentation" style:parent-style-name="master_5f__5f_-backgroundobjects">
      <style:graphic-properties draw:stroke="none" draw:fill="none" draw:fill-color="#ffffff" draw:auto-grow-height="false" fo:min-height="1.485cm"/>
      <style:paragraph-properties style:writing-mode="lr-tb"/>
    </style:style>
    <style:style style:name="Mpr23" style:family="presentation" style:parent-style-name="master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solid" draw:fill-color="#000033"/>
      <style:paragraph-properties fo:text-align="center"/>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B14B4B94E18B2B76.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 style:page-layout-name="PM1" draw:style-name="Mdp2">
      <draw:custom-shape draw:style-name="Mgr5" draw:text-style-name="MP10" draw:layer="backgroundobjects" svg:width="15.24cm" svg:height="6.096cm" svg:x="-0.034cm" svg:y="9.666cm">
        <text:p/>
        <draw:enhanced-geometry svg:viewBox="0 0 21600 21600" draw:type="rectangle" draw:enhanced-path="M 0 0 L 21600 0 21600 21600 0 21600 0 0 Z N"/>
      </draw:custom-shape>
      <draw:frame presentation:style-name="master1-title" draw:layer="backgroundobjects" svg:width="13.31cm" svg:height="5.6cm" svg:x="1.43cm" svg:y="10.16cm" presentation:class="title" presentation:placeholder="true">
        <draw:text-box/>
      </draw:frame>
      <draw:frame presentation:style-name="master1-outline1" draw:layer="backgroundobjects" svg:width="25.199cm" svg:height="2.107cm" svg:x="1.4cm" svg:y="18.086cm" presentation:class="outline" presentation:placeholder="true">
        <draw:text-box/>
      </draw:frame>
      <draw:frame draw:style-name="Mgr3" draw:text-style-name="MP7" draw:layer="backgroundobjects" svg:width="9.05cm" svg:height="3.82cm" svg:x="1.62cm" svg:y="5.38cm">
        <draw:image xlink:href="Pictures/100048B800001B6E00000B7822A3FAAEBE51E006.wmf" xlink:type="simple" xlink:show="embed" xlink:actuate="onLoad" draw:mime-type="image/x-wmf">
          <text:p/>
        </draw:image>
        <draw:image xlink:href="Pictures/10000001000001090000006FB14B4B94E18B2B76.png" xlink:type="simple" xlink:show="embed" xlink:actuate="onLoad" draw:mime-type="image/png"/>
      </draw:frame>
      <presentation:notes style:page-layout-name="PM0">
        <draw:page-thumbnail presentation:style-name="master1-title" draw:layer="backgroundobjects" svg:width="0.001cm" svg:height="0.001cm" svg:x="0cm" svg:y="2.257cm" presentation:class="page"/>
        <draw:frame presentation:style-name="master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 style:display-name="master1_" style:page-layout-name="PM1" draw:style-name="Mdp3">
      <draw:frame draw:style-name="Mgr3" draw:text-style-name="MP7" draw:layer="backgroundobjects" svg:width="28cm" svg:height="21.64cm" svg:x="0cm" svg:y="1.235cm">
        <draw:image xlink:href="Pictures/10000000000007D00000060AA375D3AC77E910BC.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frame draw:style-name="Mgr3" draw:text-style-name="MP7" draw:layer="backgroundobjects" svg:width="9.05cm" svg:height="3.82cm" svg:x="1.62cm" svg:y="7.88cm">
        <draw:image xlink:href="Pictures/100048B800001B6E00000B7822A3FAAEBE51E006.wmf" xlink:type="simple" xlink:show="embed" xlink:actuate="onLoad" draw:mime-type="image/x-wmf">
          <text:p/>
        </draw:image>
        <draw:image xlink:href="Pictures/10000001000001090000006FB14B4B94E18B2B76.png" xlink:type="simple" xlink:show="embed" xlink:actuate="onLoad" draw:mime-type="image/png"/>
      </draw:frame>
      <draw:custom-shape presentation:style-name="Mpr7"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draw:custom-shape presentation:style-name="Mpr10" draw:text-style-name="MP5" draw:layer="backgroundobjects" svg:width="28cm" svg:height="21cm" svg:x="0cm" svg:y="0cm">
        <text:p/>
        <draw:enhanced-geometry svg:viewBox="0 0 21600 21600" draw:type="rectangle" draw:enhanced-path="M 0 0 L 21600 0 21600 21600 0 21600 0 0 Z N"/>
      </draw:custom-shape>
      <draw:frame presentation:style-name="Mpr11"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12" draw:text-style-name="MP12" draw:layer="backgroundobjects" svg:width="28cm" svg:height="2.8cm" svg:x="0cm" svg:y="0cm">
        <text:p/>
        <draw:enhanced-geometry svg:viewBox="0 0 21600 21600" draw:type="rectangle" draw:enhanced-path="M 0 0 L 21600 0 21600 21600 0 21600 0 0 Z N"/>
      </draw:custom-shape>
      <draw:frame presentation:style-name="Mpr13" draw:text-style-name="MP6" draw:layer="backgroundobjects" svg:width="19.81cm" svg:height="1.55cm" svg:x="1.2cm" svg:y="0.737cm" presentation:class="title">
        <draw:text-box>
          <text:p>Click to edit the title text format</text:p>
        </draw:text-box>
      </draw:frame>
      <draw:frame draw:style-name="Mgr4" draw:text-style-name="MP9" draw:layer="backgroundobjects" svg:width="2.2cm" svg:height="1.19cm" svg:x="24.6cm" svg:y="19.2cm">
        <draw:text-box>
          <text:p text:style-name="MP8"><text:span text:style-name="MT5"><text:page-number>&lt;номер&gt;</text:page-number></text:span></text:p>
        </draw:text-box>
      </draw:frame>
      <draw:frame draw:style-name="Mgr3" draw:text-style-name="MP7"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 style:display-name="master_" style:page-layout-name="PM1" draw:style-name="Mdp1">
      <draw:custom-shape presentation:style-name="Mpr16"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17"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B14B4B94E18B2B76.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номер&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_5f_" style:display-name="master__" style:page-layout-name="PM1" draw:style-name="Mdp1">
      <draw:custom-shape presentation:style-name="Mpr20"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_5f_-title" draw:layer="backgroundobjects" svg:width="19.8cm" svg:height="1.56cm" svg:x="1.4cm" svg:y="0.837cm" presentation:class="title" presentation:placeholder="true">
        <draw:text-box/>
      </draw:frame>
      <draw:frame presentation:style-name="Mpr21"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B14B4B94E18B2B76.png" xlink:type="simple" xlink:show="embed" xlink:actuate="onLoad" draw:mime-type="image/png"/>
      </draw:frame>
      <draw:frame draw:style-name="Mgr4" draw:text-style-name="MP13" draw:layer="backgroundobjects" svg:width="2.2cm" svg:height="1.19cm" svg:x="24.6cm" svg:y="19.2cm">
        <draw:text-box>
          <text:p text:style-name="MP8"><text:span text:style-name="MT6"><text:page-number>&lt;номер&gt;</text:page-number></text:span></text:p>
        </draw:text-box>
      </draw:frame>
      <presentation:notes style:page-layout-name="PM0">
        <office:forms form:automatic-focus="false" form:apply-design-mode="false"/>
        <draw:page-thumbnail presentation:style-name="master_5f__5f_-title" draw:layer="backgroundobjects" svg:width="14.848cm" svg:height="11.136cm" svg:x="3.075cm" svg:y="2.257cm" presentation:class="page"/>
        <draw:frame presentation:style-name="master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11DT17H11M39S</meta:editing-duration>
    <meta:editing-cycles>795</meta:editing-cycles>
    <meta:generator>LibreOffice/7.3.7.2$Linux_X86_64 LibreOffice_project/30$Build-2</meta:generator>
    <dc:date>2023-06-14T23:04:48.494726179</dc:date>
    <meta:document-statistic meta:object-count="368"/>
    <meta:template xlink:type="simple" xlink:actuate="onRequest" xlink:title="master" xlink:href="../../../../../.config/libreoffice/4/user/template/master.otp" meta:date="2015-06-03T14:43:56.815095550"/>
  </office:meta>
</office:document-meta>
</file>